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pitch="variable" style:font-charset="x-symbol"/>
    <style:font-face style:name="Helvetica" svg:font-family="Helvetica"/>
    <style:font-face style:name="StarSymbol" svg:font-family="StarSymbol"/>
    <style:font-face style:name="Tahoma2" svg:font-family="Tahoma"/>
    <style:font-face style:name="Times" svg:font-family="Times"/>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43cm" fo:margin-left="6.242cm" fo:margin-right="6.015cm" table:align="margins"/>
    </style:style>
    <style:style style:name="Tableau1.A" style:family="table-column">
      <style:table-column-properties style:column-width="2.265cm" style:rel-column-width="31300*"/>
    </style:style>
    <style:style style:name="Tableau1.B" style:family="table-column">
      <style:table-column-properties style:column-width="2.478cm" style:rel-column-width="34235*"/>
    </style:style>
    <style:style style:name="Tableau1.A1" style:family="table-cell">
      <style:table-cell-properties fo:padding="0.097cm" fo:border-left="none" fo:border-right="none" fo:border-top="none" fo:border-bottom="0.035cm solid #000000"/>
    </style:style>
    <style:style style:name="Tableau1.A2" style:family="table-cell">
      <style:table-cell-properties fo:padding="0.097cm" fo:border-left="none" fo:border-right="none" fo:border-top="none" fo:border-bottom="0.018cm solid #000000"/>
    </style:style>
    <style:style style:name="Tableau1.B2" style:family="table-cell">
      <style:table-cell-properties fo:padding="0.097cm" fo:border-left="0.035cm solid #000000" fo:border-right="none" fo:border-top="none" fo:border-bottom="0.018cm solid #000000"/>
    </style:style>
    <style:style style:name="Tableau1.3" style:family="table-row">
      <style:table-row-properties style:min-row-height="3.69cm"/>
    </style:style>
    <style:style style:name="Tableau1.A3" style:family="table-cell">
      <style:table-cell-properties fo:background-color="transparent" fo:padding="0.097cm" fo:border="none">
        <style:background-image/>
      </style:table-cell-properties>
    </style:style>
    <style:style style:name="Tableau1.B3" style:family="table-cell">
      <style:table-cell-properties fo:background-color="transparent" fo:padding="0.097cm" fo:border-left="0.035cm solid #000000" fo:border-right="none" fo:border-top="none" fo:border-bottom="none">
        <style:background-image/>
      </style:table-cell-properties>
    </style:style>
    <style:style style:name="P1" style:family="paragraph" style:parent-style-name="Standard">
      <style:text-properties fo:font-size="9pt" style:font-size-asian="9pt" style:font-size-complex="9pt"/>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paragraph-properties fo:margin-left="0cm" fo:margin-right="-0.053cm" fo:text-indent="0cm" style:auto-text-indent="false"/>
    </style:style>
    <style:style style:name="P6" style:family="paragraph" style:parent-style-name="Standard">
      <style:paragraph-properties fo:margin-left="0cm" fo:margin-right="-0.159cm" fo:text-indent="0cm" style:auto-text-indent="false"/>
    </style:style>
    <style:style style:name="P7" style:family="paragraph" style:parent-style-name="Standard">
      <style:paragraph-properties fo:margin-left="0cm" fo:margin-right="0.026cm" fo:text-indent="0cm" style:auto-text-indent="false"/>
    </style:style>
    <style:style style:name="P8" style:family="paragraph" style:parent-style-name="Table_20_Contents">
      <style:paragraph-properties fo:text-align="center" style:justify-single-word="false"/>
    </style:style>
    <style:style style:name="P9" style:family="paragraph" style:parent-style-name="Table_20_Heading">
      <style:paragraph-properties fo:text-align="start" style:justify-single-word="false"/>
      <style:text-properties fo:font-size="9pt" style:font-size-asian="9pt" style:font-size-complex="9pt"/>
    </style:style>
    <style:style style:name="P10"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1" style:family="paragraph" style:parent-style-name="Heading_20_3">
      <style:text-properties fo:font-size="12pt" fo:font-style="italic" style:font-size-asian="12pt" style:font-style-asian="italic" style:font-size-complex="12pt" style:font-style-complex="italic"/>
    </style:style>
    <style:style style:name="P12" style:family="paragraph" style:parent-style-name="Standard">
      <style:paragraph-properties style:shadow="none"/>
      <style:text-properties fo:font-style="italic" style:font-style-asian="italic" style:font-style-complex="italic"/>
    </style:style>
    <style:style style:name="P13" style:family="paragraph" style:parent-style-name="Subtitle">
      <style:paragraph-properties fo:text-align="center" style:justify-single-word="false" fo:break-before="page"/>
    </style:style>
    <style:style style:name="P14" style:family="paragraph" style:parent-style-name="code" style:master-page-name="">
      <style:paragraph-properties fo:orphans="2" style:page-number="auto" fo:keep-with-next="auto"/>
    </style:style>
    <style:style style:name="P15" style:family="paragraph" style:parent-style-name="code">
      <style:paragraph-properties fo:orphans="2" fo:keep-with-next="auto"/>
    </style:style>
    <style:style style:name="P16" style:family="paragraph" style:parent-style-name="code">
      <style:paragraph-properties fo:margin-left="1.524cm" fo:margin-right="0.305cm" fo:margin-top="0.102cm" fo:margin-bottom="0.203cm" fo:text-indent="0cm" style:auto-text-indent="false" fo:background-color="#ffff99">
        <style:background-image/>
      </style:paragraph-properties>
      <style:text-properties style:font-name="Verdana"/>
    </style:style>
    <style:style style:name="P17" style:family="paragraph" style:parent-style-name="Title">
      <style:paragraph-properties fo:text-align="center" style:justify-single-word="false"/>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Standard" style:list-style-name="L2"/>
    <style:style style:name="P21" style:family="paragraph" style:parent-style-name="Standard" style:list-style-name="L2">
      <style:text-properties fo:font-style="italic" style:font-style-asian="italic" style:font-style-complex="italic"/>
    </style:style>
    <style:style style:name="P22" style:family="paragraph" style:parent-style-name="Standard" style:list-style-name="L3">
      <style:text-properties fo:font-style="italic" style:font-style-asian="italic" style:font-style-complex="italic"/>
    </style:style>
    <style:style style:name="P23" style:family="paragraph" style:parent-style-name="Standard" style:list-style-name="L3"/>
    <style:style style:name="P24" style:family="paragraph" style:parent-style-name="Standard" style:list-style-name="L4"/>
    <style:style style:name="P25" style:family="paragraph" style:parent-style-name="Standard" style:list-style-name="L14"/>
    <style:style style:name="P26" style:family="paragraph" style:parent-style-name="Text_20_body" style:list-style-name="L1"/>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9"/>
    <style:style style:name="P32" style:family="paragraph" style:parent-style-name="Text_20_body" style:list-style-name="L10"/>
    <style:style style:name="P33" style:family="paragraph" style:parent-style-name="Text_20_body" style:list-style-name="L11"/>
    <style:style style:name="P34" style:family="paragraph" style:parent-style-name="Text_20_body" style:list-style-name="L12"/>
    <style:style style:name="P35" style:family="paragraph" style:parent-style-name="Text_20_body" style:list-style-name="L13"/>
    <style:style style:name="P36" style:family="paragraph" style:parent-style-name="Text_20_body" style:list-style-name="L15"/>
    <style:style style:name="P37" style:family="paragraph" style:parent-style-name="Text_20_body" style:list-style-name="L16"/>
    <style:style style:name="P38" style:family="paragraph" style:parent-style-name="Text_20_body" style:list-style-name="L17"/>
    <style:style style:name="P39" style:family="paragraph" style:parent-style-name="Text_20_body" style:list-style-name="L18"/>
    <style:style style:name="P40" style:family="paragraph" style:parent-style-name="Text_20_body" style:list-style-name="L19"/>
    <style:style style:name="P41" style:family="paragraph" style:parent-style-name="Text_20_body" style:list-style-name="L20"/>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fo:font-weight="bold" style:font-weight-asian="bold" style:font-weight-complex="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hpCompta : Manuel d'utilisation</text:p>
      <text:p text:style-name="P1"/>
      <text:p text:style-name="Footer"/>
      <text:p text:style-name="Standard"><text:tab/></text:p>
      <text:p text:style-name="Standard"/>
      <text:p text:style-name="Standard"/>
      <text:p text:style-name="P2"><text:tab/>Il aborde des thèmes comme la sécurité, l'utilisation de PhpCompta, les trucs et astuces et de la documentation pour ceux qui aimeraient contribuer.</text:p>
      <text:p text:style-name="P2"/>
      <text:p text:style-name="avertissement">Ce programme vous est donné sous licence GNU GPL, il n'est accompagné d'aucune garantie, vous l'utilisez à vos risques et périls.</text:p>
      <text:p text:style-name="P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18"><text:a xlink:type="simple" xlink:href="#1.Introduction|outline" text:style-name="Internet_20_link" text:visited-style-name="Internet_20_link">1.Introduction</text:a><text:tab/>3</text:p>
          <text:p text:style-name="P18"><text:a xlink:type="simple" xlink:href="#2.Installation|outline" text:style-name="Internet_20_link" text:visited-style-name="Internet_20_link">2.Installation</text:a><text:tab/>3</text:p>
          <text:p text:style-name="P19"><text:a xlink:type="simple" xlink:href="#2.1.Linux |outline" text:style-name="Internet_20_link" text:visited-style-name="Internet_20_link">2.1.Linux </text:a><text:tab/>3</text:p>
          <text:p text:style-name="P19"><text:a xlink:type="simple" xlink:href="#2.2.windows|outline" text:style-name="Internet_20_link" text:visited-style-name="Internet_20_link">2.2.windows</text:a><text:tab/>4</text:p>
          <text:p text:style-name="P18"><text:a xlink:type="simple" xlink:href="#3. Vue Générale|outline" text:style-name="Internet_20_link" text:visited-style-name="Internet_20_link">3. Vue Générale</text:a><text:tab/>4</text:p>
          <text:p text:style-name="P19"><text:a xlink:type="simple" xlink:href="#3.1.Définition des termes|outline" text:style-name="Internet_20_link" text:visited-style-name="Internet_20_link">3.1.Définition des termes</text:a><text:tab/>4</text:p>
          <text:p text:style-name="P18"><text:a xlink:type="simple" xlink:href="#4.Logiciel de comptabilité ou de gestion ?|outline" text:style-name="Internet_20_link" text:visited-style-name="Internet_20_link">4.Logiciel de comptabilité ou de gestion ?</text:a><text:tab/>5</text:p>
          <text:p text:style-name="P19"><text:a xlink:type="simple" xlink:href="#4.1.Définition|outline" text:style-name="Internet_20_link" text:visited-style-name="Internet_20_link">4.1.Définition</text:a><text:tab/>5</text:p>
          <text:p text:style-name="P18"><text:a xlink:type="simple" xlink:href="#5.Mémento de comptabilité|outline" text:style-name="Internet_20_link" text:visited-style-name="Internet_20_link">5.Mémento de comptabilité</text:a><text:tab/>5</text:p>
          <text:p text:style-name="P19"><text:a xlink:type="simple" xlink:href="#5.1.Introduction|outline" text:style-name="Internet_20_link" text:visited-style-name="Internet_20_link">5.1.Introduction</text:a><text:tab/>5</text:p>
          <text:p text:style-name="P19"><text:a xlink:type="simple" xlink:href="#5.2.Le Bilan|outline" text:style-name="Internet_20_link" text:visited-style-name="Internet_20_link">5.2.Le Bilan</text:a><text:tab/>5</text:p>
          <text:p text:style-name="P19"><text:a xlink:type="simple" xlink:href="#5.3.Les comptes actifs / passifs|outline" text:style-name="Internet_20_link" text:visited-style-name="Internet_20_link">5.3.Les comptes actifs / passifs</text:a><text:tab/>6</text:p>
          <text:p text:style-name="P19"><text:a xlink:type="simple" xlink:href="#5.4.Les comptes de résultats|outline" text:style-name="Internet_20_link" text:visited-style-name="Internet_20_link">5.4.Les comptes de résultats</text:a><text:tab/>6</text:p>
          <text:p text:style-name="P19"><text:a xlink:type="simple" xlink:href="#5.5.Belgique Fiscalité, TVA|outline" text:style-name="Internet_20_link" text:visited-style-name="Internet_20_link">5.5.Belgique Fiscalité, TVA</text:a><text:tab/>7</text:p>
          <text:p text:style-name="P19"><text:a xlink:type="simple" xlink:href="#5.6.Fiscalité Belgique : Impôts|outline" text:style-name="Internet_20_link" text:visited-style-name="Internet_20_link">5.6.Fiscalité Belgique : Impôts</text:a><text:tab/>9</text:p>
          <text:p text:style-name="P19"><text:a xlink:type="simple" xlink:href="#5.7.Fiscalité France|outline" text:style-name="Internet_20_link" text:visited-style-name="Internet_20_link">5.7.Fiscalité France</text:a><text:tab/>10</text:p>
          <text:p text:style-name="P19"><text:a xlink:type="simple" xlink:href="#5.8.Ecriture de fin d'exercice comptable (Belgique)|outline" text:style-name="Internet_20_link" text:visited-style-name="Internet_20_link">5.8.Ecriture de fin d'exercice comptable (Belgique)</text:a><text:tab/>11</text:p>
          <text:p text:style-name="P19"><text:a xlink:type="simple" xlink:href="#5.9.Salaire et Compte de gérant|outline" text:style-name="Internet_20_link" text:visited-style-name="Internet_20_link">5.9.Salaire et Compte de gérant</text:a><text:tab/>12</text:p>
          <text:p text:style-name="P18"><text:a xlink:type="simple" xlink:href="#6.Sécurité|outline" text:style-name="Internet_20_link" text:visited-style-name="Internet_20_link">6.Sécurité</text:a><text:tab/>12</text:p>
          <text:p text:style-name="P19"><text:a xlink:type="simple" xlink:href="#6.1.Introduction|outline" text:style-name="Internet_20_link" text:visited-style-name="Internet_20_link">6.1.Introduction</text:a><text:tab/>12</text:p>
          <text:p text:style-name="P19"><text:a xlink:type="simple" xlink:href="#6.2.Base de données|outline" text:style-name="Internet_20_link" text:visited-style-name="Internet_20_link">6.2.Base de données</text:a><text:tab/>12</text:p>
          <text:p text:style-name="P19"><text:a xlink:type="simple" xlink:href="#6.3.PhpCompta|outline" text:style-name="Internet_20_link" text:visited-style-name="Internet_20_link">6.3.PhpCompta</text:a><text:tab/>13</text:p>
          <text:p text:style-name="P18"><text:a xlink:type="simple" xlink:href="#7.Administration|outline" text:style-name="Internet_20_link" text:visited-style-name="Internet_20_link">7.Administration</text:a><text:tab/>14</text:p>
          <text:p text:style-name="P19"><text:a xlink:type="simple" xlink:href="#7.1.Création de dossier|outline" text:style-name="Internet_20_link" text:visited-style-name="Internet_20_link">7.1.Création de dossier</text:a><text:tab/>14</text:p>
          <text:p text:style-name="P19"><text:a xlink:type="simple" xlink:href="#7.2.Création de modèle|outline" text:style-name="Internet_20_link" text:visited-style-name="Internet_20_link">7.2.Création de modèle</text:a><text:tab/>14</text:p>
          <text:p text:style-name="P19"><text:a xlink:type="simple" xlink:href="#7.3.Création d'utilisateur|outline" text:style-name="Internet_20_link" text:visited-style-name="Internet_20_link">7.3.Création d'utilisateur</text:a><text:tab/>14</text:p>
          <text:p text:style-name="P19"><text:a xlink:type="simple" xlink:href="#7.4.backup|outline" text:style-name="Internet_20_link" text:visited-style-name="Internet_20_link">7.4.backup</text:a><text:tab/>14</text:p>
          <text:p text:style-name="P18"><text:a xlink:type="simple" xlink:href="#8.Fiche|outline" text:style-name="Internet_20_link" text:visited-style-name="Internet_20_link">8.Fiche</text:a><text:tab/>14</text:p>
          <text:p text:style-name="P19"><text:a xlink:type="simple" xlink:href="#8.1.Qu'est-ce le quick code|outline" text:style-name="Internet_20_link" text:visited-style-name="Internet_20_link">8.1.Qu'est-ce le quick code</text:a><text:tab/>14</text:p>
          <text:p text:style-name="P19"><text:a xlink:type="simple" xlink:href="#8.2.Qu'est qu'une fiche finalement ? |outline" text:style-name="Internet_20_link" text:visited-style-name="Internet_20_link">8.2.Qu'est qu'une fiche finalement ? </text:a><text:tab/>14</text:p>
          <text:p text:style-name="P19"><text:a xlink:type="simple" xlink:href="#8.3.Ajout ou suppression d'attribut|outline" text:style-name="Internet_20_link" text:visited-style-name="Internet_20_link">8.3.Ajout ou suppression d'attribut</text:a><text:tab/>15</text:p>
          <text:p text:style-name="P19"><text:a xlink:type="simple" xlink:href="#8.4.Création d'une catégorie de fiche|outline" text:style-name="Internet_20_link" text:visited-style-name="Internet_20_link">8.4.Création d'une catégorie de fiche</text:a><text:tab/>15</text:p>
          <text:p text:style-name="P19"><text:a xlink:type="simple" xlink:href="#8.5.Création d'une fiche|outline" text:style-name="Internet_20_link" text:visited-style-name="Internet_20_link">8.5.Création d'une fiche</text:a><text:tab/>16</text:p>
          <text:p text:style-name="P18"><text:a xlink:type="simple" xlink:href="#9.Gestion de stock|outline" text:style-name="Internet_20_link" text:visited-style-name="Internet_20_link">9.Gestion de stock</text:a><text:tab/>16</text:p>
          <text:p text:style-name="P19"><text:a xlink:type="simple" xlink:href="#9.1.Configurer les fiches|outline" text:style-name="Internet_20_link" text:visited-style-name="Internet_20_link">9.1.Configurer les fiches</text:a><text:tab/>17</text:p>
          <text:p text:style-name="P18"><text:a xlink:type="simple" xlink:href="#10.Le module de comptabilité|outline" text:style-name="Internet_20_link" text:visited-style-name="Internet_20_link">10.Le module de comptabilité</text:a><text:tab/>18</text:p>
          <text:p text:style-name="P19"><text:a xlink:type="simple" xlink:href="#10.1.Journaux|outline" text:style-name="Internet_20_link" text:visited-style-name="Internet_20_link">10.1.Journaux</text:a><text:tab/>18</text:p>
          <text:p text:style-name="P19"><text:a xlink:type="simple" xlink:href="#10.2.Encodage d'opération|outline" text:style-name="Internet_20_link" text:visited-style-name="Internet_20_link">10.2.Encodage d'opération</text:a><text:tab/>20</text:p>
          <text:p text:style-name="P19"><text:a xlink:type="simple" xlink:href="#10.3.Recherche|outline" text:style-name="Internet_20_link" text:visited-style-name="Internet_20_link">10.3.Recherche</text:a><text:tab/>20</text:p>
          <text:p text:style-name="P19"><text:a xlink:type="simple" xlink:href="#10.4.Ecriture Directe|outline" text:style-name="Internet_20_link" text:visited-style-name="Internet_20_link">10.4.Ecriture Directe</text:a><text:tab/>20</text:p>
          <text:p text:style-name="P19"><text:a xlink:type="simple" xlink:href="#10.5.Rapprochement - réconciliation|outline" text:style-name="Internet_20_link" text:visited-style-name="Internet_20_link">10.5.Rapprochement - réconciliation</text:a><text:tab/>21</text:p>
          <text:p text:style-name="P19"><text:soft-page-break/><text:a xlink:type="simple" xlink:href="#10.6.Impression|outline" text:style-name="Internet_20_link" text:visited-style-name="Internet_20_link">10.6.Impression</text:a><text:tab/>21</text:p>
          <text:p text:style-name="P19"><text:a xlink:type="simple" xlink:href="#10.7.Avancé|outline" text:style-name="Internet_20_link" text:visited-style-name="Internet_20_link">10.7.Avancé</text:a><text:tab/>23</text:p>
          <text:p text:style-name="P18"><text:a xlink:type="simple" xlink:href="#11.Le module de gestion|outline" text:style-name="Internet_20_link" text:visited-style-name="Internet_20_link">11.Le module de gestion</text:a><text:tab/>24</text:p>
          <text:p text:style-name="P19"><text:a xlink:type="simple" xlink:href="#11.1.Menu : clients|outline" text:style-name="Internet_20_link" text:visited-style-name="Internet_20_link">11.1.Menu : clients</text:a><text:tab/>24</text:p>
          <text:p text:style-name="P19"><text:a xlink:type="simple" xlink:href="#11.2.Menu Facture|outline" text:style-name="Internet_20_link" text:visited-style-name="Internet_20_link">11.2.Menu Facture</text:a><text:tab/>24</text:p>
          <text:p text:style-name="P19"><text:a xlink:type="simple" xlink:href="#11.3.Menu Fournisseur|outline" text:style-name="Internet_20_link" text:visited-style-name="Internet_20_link">11.3.Menu Fournisseur</text:a><text:tab/>25</text:p>
          <text:p text:style-name="P19"><text:a xlink:type="simple" xlink:href="#11.4.Menu Dépense|outline" text:style-name="Internet_20_link" text:visited-style-name="Internet_20_link">11.4.Menu Dépense</text:a><text:tab/>25</text:p>
          <text:p text:style-name="P19"><text:a xlink:type="simple" xlink:href="#11.5.Contact|outline" text:style-name="Internet_20_link" text:visited-style-name="Internet_20_link">11.5.Contact</text:a><text:tab/>25</text:p>
          <text:p text:style-name="P19"><text:a xlink:type="simple" xlink:href="#11.6.Administration|outline" text:style-name="Internet_20_link" text:visited-style-name="Internet_20_link">11.6.Administration</text:a><text:tab/>25</text:p>
          <text:p text:style-name="P19"><text:a xlink:type="simple" xlink:href="#11.7.Suivi Courrier|outline" text:style-name="Internet_20_link" text:visited-style-name="Internet_20_link">11.7.Suivi Courrier</text:a><text:tab/>25</text:p>
          <text:p text:style-name="P19"><text:a xlink:type="simple" xlink:href="#11.8.Ecriture Directe|outline" text:style-name="Internet_20_link" text:visited-style-name="Internet_20_link">11.8.Ecriture Directe</text:a><text:tab/>26</text:p>
          <text:p text:style-name="P18"><text:a xlink:type="simple" xlink:href="#12.Le module de comptabilité analytique|outline" text:style-name="Internet_20_link" text:visited-style-name="Internet_20_link">12.Le module de comptabilité analytique</text:a><text:tab/>26</text:p>
          <text:p text:style-name="P19"><text:a xlink:type="simple" xlink:href="#12.1.Introduction|outline" text:style-name="Internet_20_link" text:visited-style-name="Internet_20_link">12.1.Introduction</text:a><text:tab/>26</text:p>
          <text:p text:style-name="P19"><text:a xlink:type="simple" xlink:href="#12.2.Activation de la comptabilité analytique|outline" text:style-name="Internet_20_link" text:visited-style-name="Internet_20_link">12.2.Activation de la comptabilité analytique</text:a><text:tab/>26</text:p>
          <text:p text:style-name="P19"><text:a xlink:type="simple" xlink:href="#12.3.Plan analytique|outline" text:style-name="Internet_20_link" text:visited-style-name="Internet_20_link">12.3.Plan analytique</text:a><text:tab/>27</text:p>
          <text:p text:style-name="P19"><text:a xlink:type="simple" xlink:href="#12.4.Opérations diverses|outline" text:style-name="Internet_20_link" text:visited-style-name="Internet_20_link">12.4.Opérations diverses</text:a><text:tab/>27</text:p>
          <text:p text:style-name="P19"><text:a xlink:type="simple" xlink:href="#12.5.Impression|outline" text:style-name="Internet_20_link" text:visited-style-name="Internet_20_link">12.5.Impression</text:a><text:tab/>27</text:p>
          <text:p text:style-name="P19"><text:a xlink:type="simple" xlink:href="#12.6.Liaison avec la comptabilité générale|outline" text:style-name="Internet_20_link" text:visited-style-name="Internet_20_link">12.6.Liaison avec la comptabilité générale</text:a><text:tab/>27</text:p>
          <text:p text:style-name="P18"><text:a xlink:type="simple" xlink:href="#13.Le module Paramètre|outline" text:style-name="Internet_20_link" text:visited-style-name="Internet_20_link">13.Le module Paramètre</text:a><text:tab/>28</text:p>
          <text:p text:style-name="P19"><text:a xlink:type="simple" xlink:href="#13.1.Société|outline" text:style-name="Internet_20_link" text:visited-style-name="Internet_20_link">13.1.Société</text:a><text:tab/>28</text:p>
          <text:p text:style-name="P19"><text:a xlink:type="simple" xlink:href="#13.2.Divers|outline" text:style-name="Internet_20_link" text:visited-style-name="Internet_20_link">13.2.Divers</text:a><text:tab/>28</text:p>
          <text:p text:style-name="P19"><text:a xlink:type="simple" xlink:href="#13.3.TVA|outline" text:style-name="Internet_20_link" text:visited-style-name="Internet_20_link">13.3.TVA</text:a><text:tab/>29</text:p>
          <text:p text:style-name="P19"><text:a xlink:type="simple" xlink:href="#13.4.Poste Comptable|outline" text:style-name="Internet_20_link" text:visited-style-name="Internet_20_link">13.4.Poste Comptable</text:a><text:tab/>29</text:p>
          <text:p text:style-name="P19"><text:a xlink:type="simple" xlink:href="#13.5.Fiche|outline" text:style-name="Internet_20_link" text:visited-style-name="Internet_20_link">13.5.Fiche</text:a><text:tab/>29</text:p>
          <text:p text:style-name="P19"><text:a xlink:type="simple" xlink:href="#13.6.Sécurité |outline" text:style-name="Internet_20_link" text:visited-style-name="Internet_20_link">13.6.Sécurité </text:a><text:tab/>29</text:p>
          <text:p text:style-name="P19"><text:a xlink:type="simple" xlink:href="#13.7.Document|outline" text:style-name="Internet_20_link" text:visited-style-name="Internet_20_link">13.7.Document</text:a><text:tab/>30</text:p>
          <text:p text:style-name="P19"><text:a xlink:type="simple" xlink:href="#13.8.Journaux|outline" text:style-name="Internet_20_link" text:visited-style-name="Internet_20_link">13.8.Journaux</text:a><text:tab/>31</text:p>
          <text:p text:style-name="P18"><text:a xlink:type="simple" xlink:href="#14.Introduction au budget|outline" text:style-name="Internet_20_link" text:visited-style-name="Internet_20_link">14.Introduction au budget</text:a><text:tab/>32</text:p>
          <text:p text:style-name="P19"><text:a xlink:type="simple" xlink:href="#14.1.Budget et programmation|outline" text:style-name="Internet_20_link" text:visited-style-name="Internet_20_link">14.1.Budget et programmation</text:a><text:tab/>32</text:p>
          <text:p text:style-name="P19"><text:a xlink:type="simple" xlink:href="#14.2.Qu'est ce qu'un budget ?|outline" text:style-name="Internet_20_link" text:visited-style-name="Internet_20_link">14.2.Qu'est ce qu'un budget ?</text:a><text:tab/>32</text:p>
          <text:p text:style-name="P19"><text:a xlink:type="simple" xlink:href="#14.3.Durée du budget|outline" text:style-name="Internet_20_link" text:visited-style-name="Internet_20_link">14.3.Durée du budget</text:a><text:tab/>32</text:p>
          <text:p text:style-name="P19"><text:a xlink:type="simple" xlink:href="#14.4.Le module Budget|outline" text:style-name="Internet_20_link" text:visited-style-name="Internet_20_link">14.4.Le module Budget</text:a><text:tab/>33</text:p>
          <text:p text:style-name="P18"><text:a xlink:type="simple" xlink:href="#15.Trucs et astuces|outline" text:style-name="Internet_20_link" text:visited-style-name="Internet_20_link">15.Trucs et astuces</text:a><text:tab/>35</text:p>
          <text:p text:style-name="P19"><text:a xlink:type="simple" xlink:href="#15.1.Ouvrir plusieurs fenêtres|outline" text:style-name="Internet_20_link" text:visited-style-name="Internet_20_link">15.1.Ouvrir plusieurs fenêtres</text:a><text:tab/>35</text:p>
          <text:p text:style-name="P18"><text:a xlink:type="simple" xlink:href="#16.Développeur|outline" text:style-name="Internet_20_link" text:visited-style-name="Internet_20_link">16.Développeur</text:a><text:tab/>35</text:p>
          <text:p text:style-name="P19"><text:a xlink:type="simple" xlink:href="#16.1.Attributs des Fiches|outline" text:style-name="Internet_20_link" text:visited-style-name="Internet_20_link">16.1.Attributs des Fiches</text:a><text:tab/>35</text:p>
          <text:p text:style-name="P19"><text:a xlink:type="simple" xlink:href="#16.2.Import des banques|outline" text:style-name="Internet_20_link" text:visited-style-name="Internet_20_link">16.2.Import des banques</text:a><text:tab/>36</text:p>
          <text:p text:style-name="P19"><text:a xlink:type="simple" xlink:href="#16.3.Bilan adapté|outline" text:style-name="Internet_20_link" text:visited-style-name="Internet_20_link">16.3.Bilan adapté</text:a><text:tab/>36</text:p>
          <text:p text:style-name="P19"><text:a xlink:type="simple" xlink:href="#16.4.Lien|outline" text:style-name="Internet_20_link" text:visited-style-name="Internet_20_link">16.4.Lien</text:a><text:tab/>36</text:p>
        </text:index-body>
      </text:table-of-content>
      <text:p text:style-name="P2"/>
      <text:p text:style-name="P17"/>
      <text:p text:style-name="P13"/>
      <text:h text:style-name="Heading_20_1" text:outline-level="1">Introduction</text:h>
      <text:p text:style-name="Standard"/>
      <text:p text:style-name="Standard">Merci d'utiliser PhpCompta, vous verrez que ce programme est très utile et très efficace. Cependant, beaucoup de personnes ne lisent pas la documentation et le trouve peu intuitif. </text:p>
      <text:p text:style-name="Standard">Peu intuitif? Probablement parce qu'il ne ressemble pas assez aux programmes qu'ils connaissent déjà. </text:p>
      <text:p text:style-name="Standard">En voulant faire simple, j'ai fait différent. J'espère que vous vous y habituerez ;) De toute façon, vous pouvez nous faire part de vos remarques.</text:p>
      <text:p text:style-name="Standard"/>
      <text:h text:style-name="Heading_20_1" text:outline-level="1">Installation</text:h>
      <text:h text:style-name="Heading_20_2" text:outline-level="2">Linux </text:h>
      <text:p text:style-name="Text_20_body">Sous Linux, c'est assez facile. Utilisez les packages de votre distribution :</text:p>
      <text:list text:style-name="L1">
        <text:list-item>
          <text:p text:style-name="P26">php5 (+ module php5-pgsql et php5-bcmath)</text:p>
        </text:list-item>
        <text:list-item>
          <text:p text:style-name="P26">apache2</text:p>
        </text:list-item>
        <text:list-item>
          <text:p text:style-name="P26">postgresql (version minimum 8.2)</text:p>
        </text:list-item>
      </text:list>
      <text:h text:style-name="Heading_20_3" text:outline-level="3">Postgresql</text:h>
      <text:p text:style-name="Text_20_body">Pour postgresql, tapez les commandes suivantes dans un terminal</text:p>
      <text:p text:style-name="code">sudo su – postgres (enter)</text:p>
      <text:p text:style-name="code">createlang plpgsql template1(enter)</text:p>
      <text:p text:style-name="code">psql (enter)</text:p>
      <text:p text:style-name="code">create user NOM_UTILISATEUR createdb password 'VOTRE_MOT_DE_PASSE';(enter)</text:p>
      <text:p text:style-name="Text_20_body"/>
      <text:p text:style-name="Text_20_body">Puis quittez, en tant que root ensuite retrouvez le fichier pg_hba.conf <text:s/></text:p>
      <text:p text:style-name="code">find / -name pg_hba.conf</text:p>
      <text:p text:style-name="Text_20_body">ouvrez-le et modifier la colonne METHOD par md5</text:p>
      <text:p text:style-name="Text_20_body">exemple :</text:p>
      <text:p text:style-name="code">local <text:s text:c="2"/>all <text:s text:c="8"/>all <text:s text:c="30"/>md5 </text:p>
      <text:p text:style-name="Text_20_body">voir aussi <text:bookmark-ref text:reference-format="text" text:ref-name="sécurité postgresql">Base de données</text:bookmark-ref></text:p>
      <text:h text:style-name="Heading_20_3" text:outline-level="3">Apache </text:h>
      <text:p text:style-name="Text_20_body">Soit vous créez un virtual host, soit un simple lien. Il y a deux choses importantes à faire. </text:p>
      <text:p text:style-name="Text_20_body">a. les droits sur le répertoire, sous Ubuntu l'utilisateur http est www-data mais il faut adapter à votre système.</text:p>
      <text:p text:style-name="code">chmod -R www-data phpcompta</text:p>
      <text:p text:style-name="Text_20_body">b. Avoir dans la configuration d'Apaches, ou dans le virtual host </text:p>
      <text:p text:style-name="code">AllowOverride All </text:p>
      <text:p text:style-name="Text_20_body"><text:soft-page-break/>Exemple de virtual host pour Ubuntu </text:p>
      <text:p text:style-name="Text_20_body"/>
      <text:p text:style-name="code">&lt;VirtualHost *&gt;</text:p>
      <text:p text:style-name="code"><text:s text:c="8"/>Servername <text:s/>ce_que_vous_voulez</text:p>
      <text:p text:style-name="code"><text:s text:c="8"/>DocumentRoot /var/www/acapulco/htdocs # adapter le chemin</text:p>
      <text:p text:style-name="code"><text:s text:c="8"/>&lt;Directory /var/www/acapulco/htdocs/phpcompta/html/&gt;# adapter le chemin</text:p>
      <text:p text:style-name="code"><text:s text:c="12"/>AddDefaultCharset utf-8<text:line-break/><text:tab/>AllowOverride All <text:line-break/> <text:s text:c="11"/>php_value include_path .:../../include:../include:addon</text:p>
      <text:p text:style-name="code"><text:s text:c="8"/>&lt;/Directory&gt;</text:p>
      <text:p text:style-name="code">&lt;/VirtualHost&gt;</text:p>
      <text:p text:style-name="Text_20_body"/>
      <text:p text:style-name="Text_20_body"/>
      <text:p text:style-name="Text_20_body">sauvez le sous le nom de phpcompta.conf dans /etc/apache2/site-available puis faire </text:p>
      <text:p text:style-name="code">ln -s /etc/apache2/site-available/phpcompta.conf /etc/apache2/site-enabled/001-phpcompta</text:p>
      <text:p text:style-name="Text_20_body"/>
      <text:h text:style-name="Heading_20_2" text:outline-level="2">windows</text:h>
      <text:p text:style-name="Text_20_body">Il y a un manuel spécifique (manuel_win2.odt)</text:p>
      <text:h text:style-name="Heading_20_1" text:outline-level="1"><text:s/>Vue Générale</text:h>
      <text:p text:style-name="Standard"/>
      <text:h text:style-name="Heading_20_2" text:outline-level="2">Définition des termes</text:h>
      <text:p text:style-name="Standard"/>
      <text:p text:style-name="P7">·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6">·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 c'est un chiffre dans un tableau. </text:p>
      <text:p text:style-name="Standard">Exemple : en Belgique, « 5500 » représente les comptes bancaires, « 600 » les achats de fournitures... Ces postes comptables ne sont pas les mêmes dans tous les pays. Ils sont regroupés dans un plan comptable. En général, le plan comptable se subdivise en 6 grandes familles :</text:p>
      <text:p text:style-name="Standard"/>
      <text:p text:style-name="Standard"><text:tab/>1. Les comptes de capital (immobilisé)</text:p>
      <text:p text:style-name="Standard"/>
      <text:p text:style-name="Standard"><text:tab/>2. Les immobilisations corporelles (Actif à plus d'un an)</text:p>
      <text:p text:style-name="Standard"><text:soft-page-break/></text:p>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Standard"/>
      <text:h text:style-name="Heading_20_1" text:outline-level="1">Logiciel de comptabilité ou de gestion ?</text:h>
      <text:p text:style-name="Standard"/>
      <text:h text:style-name="Heading_20_2" text:outline-level="2">Définition</text:h>
      <text:p text:style-name="Text_20_body"/>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1" text:outline-level="1">Mémento de comptabilité</text:h>
      <text:p text:style-name="Standard"/>
      <text:h text:style-name="Heading_20_2" text:outline-level="2">Introduction</text:h>
      <text:p text:style-name="Standard"/>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site de PhpCompta vous trouverez des liens qui devraient vous aider à commencer cette matière.</text:p>
      <text:p text:style-name="Standard"/>
      <text:h text:style-name="Heading_20_2" text:outline-level="2">Le Bilan</text:h>
      <text:p text:style-name="Standard"/>
      <text:p text:style-name="Standard"><text:soft-page-break/>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financière comprend une opération de débit - crédit.</text:p>
      <text:p text:style-name="Standard"/>
      <text:h text:style-name="Heading_20_2" text:outline-level="2">Les comptes actifs / passifs</text:h>
      <text:p text:style-name="Standard"/>
      <text:p text:style-name="P5">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2"><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9"><text:s text:c="21"/><text:span text:style-name="T1">Compte <text:s text:c="22"/></text:span></text:p>
            </table:table-cell>
            <table:covered-table-cell/>
          </table:table-row>
        </table:table-header-rows>
        <table:table-row>
          <table:table-cell table:style-name="Tableau1.A2" office:value-type="string">
            <text:p text:style-name="P9">Débit </text:p>
          </table:table-cell>
          <table:table-cell table:style-name="Tableau1.B2" office:value-type="string">
            <text:p text:style-name="P10">Crédit</text:p>
          </table:table-cell>
        </table:table-row>
        <table:table-row table:style-name="Tableau1.3">
          <table:table-cell table:style-name="Tableau1.A3" office:value-type="string">
            <text:p text:style-name="P8"/>
          </table:table-cell>
          <table:table-cell table:style-name="Tableau1.B3" office:value-type="string">
            <text:p text:style-name="P8"/>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2" text:outline-level="2">Les comptes de résultats</text:h>
      <text:p text:style-name="Standard"/>
      <text:p text:style-name="Standard">Il y a deux sortes de compte de résultat, les classes 6 et 7.</text:p>
      <text:h text:style-name="Heading_20_3" text:outline-level="3">Les charges</text:h>
      <text:p text:style-name="Standard">Les charges (classe 6) représentent toutes les dépenses de votre entreprise: loyer, paiement au personnel, charge <text:soft-page-break/>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3" text:outline-level="3">Les produits</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3" text:outline-level="3">Les pièces justificatives</text:h>
      <text:p text:style-name="Standard">Toutes les pièces justificatives (extraits de compte en banque, factures, ...) doivent être numérotées.</text:p>
      <text:p text:style-name="Standard"/>
      <text:p text:style-name="Standard">Le numéro de la pièce justificative doit être soit celui de l'opération dans le grand-livre, soit celui du livre centralisé où l'opération a été inscrite. <text:s/>Il est important que ce numéro vienne du livre centralisé puisque lors de la centralisation, les opérations sont réordonnées par date. En utilisant le mode strict à oui, il ne faut pas centraliser pour avoir les numéros d'opérations.</text:p>
      <text:p text:style-name="Standard"/>
      <text:h text:style-name="Heading_20_2" text:outline-level="2">Belgique Fiscalité, TVA</text:h>
      <text:p text:style-name="Standard"/>
      <text:p text:style-name="Standard">Toutes les requalifications des montants doivent se faire par le journal des opérations diverses</text:p>
      <text:p text:style-name="Standard"/>
      <text:p text:style-name="Standard">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3" text:outline-level="3">Déclaration TVA</text:h>
      <text:p text:style-name="Standard">Pour faire votre déclaration TVA, vous pouvez utiliser les balances des comptes ou``les rapports''.</text:p>
      <text:p text:style-name="avertissement">ATTENTION NE PAS REPRENDRE LES MONTANTS AINSI !!! </text:p>
      <text:p text:style-name="Standard">Avant de faire votre déclaration, vous devez d'abord rectifier les montants. </text:p>
      <text:p text:style-name="Standard">Par exemple: 50% de la TVA sur la voiture n'est pas récupérable par la TVA mais par l'impôt des sociétés. Il faut "déplacer" 50%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text:soft-page-break/>Ensuite, vous pouvez utiliser le rapport "déclaration de TVA", pensez à l'adapter à vos besoins.</text:p>
      <text:h text:style-name="Heading_20_3" text:outline-level="3">Opérations comptables pour la TVA</text:h>
      <text:p text:style-name="Standard">Les écritures comptables : en Belgique, chaque trimestre vous devez payer un acompte de TVA qui est égal au tiers du montant dû à la dernière déclaration.</text:p>
      <text:p text:style-name="Standard"/>
      <text:p text:style-name="Standard">Ecriture :</text:p>
      <text:p text:style-name="Standard"/>
      <text:p text:style-name="Standard">4117 Acompte TVA</text:p>
      <text:p text:style-name="Standard"><text:tab/><text:tab/>à<text:tab/>5500 Banque</text:p>
      <text:p text:style-name="Standard"/>
      <text:p text:style-name="Standard"/>
      <text:p text:style-name="Standard">A la fin du trimestre, il faut regrouper tous les comptes TVA. Si vous devez payer la TVA :</text:p>
      <text:p text:style-name="Standard"/>
      <text:p text:style-name="Standard">Ecriture : </text:p>
      <text:p text:style-name="Standard"/>
      <text:p text:style-name="Standard">451x TVA à payer</text:p>
      <text:p text:style-name="Standard"><text:tab/><text:tab/>à<text:tab/>411x TVA à récupérer</text:p>
      <text:p text:style-name="Standard"><text:tab/><text:tab/><text:tab/>4117 Acompte sur TVA</text:p>
      <text:p text:style-name="Standard"><text:tab/><text:tab/><text:tab/>4519 Compte TVA</text:p>
      <text:p text:style-name="Standard"/>
      <text:p text:style-name="Standard"/>
      <text:p text:style-name="Standard">Si vous devez récupérer de la TVA :</text:p>
      <text:p text:style-name="Standard"/>
      <text:p text:style-name="Standard">Ecriture :</text:p>
      <text:p text:style-name="Standard"/>
      <text:p text:style-name="Standard">451x TVA à payer</text:p>
      <text:p text:style-name="Standard">4119 Compte TVA</text:p>
      <text:p text:style-name="Standard"><text:tab/><text:tab/>à<text:tab/>411x TVA à récupérer</text:p>
      <text:p text:style-name="Standard"><text:tab/><text:tab/><text:tab/>4117 Acompte sur TVA</text:p>
      <text:p text:style-name="Standard"/>
      <text:p text:style-name="Standard"/>
      <text:p text:style-name="Standard">Quand vous recevrez la déclaration constatant votre créance :</text:p>
      <text:p text:style-name="Standard"/>
      <text:p text:style-name="Standard">Ecriture :</text:p>
      <text:p text:style-name="Standard"/>
      <text:p text:style-name="Standard">4118 TVA à rembourser par l'administration</text:p>
      <text:p text:style-name="Standard"><text:tab/><text:tab/>à<text:tab/>4119Compte TVA</text:p>
      <text:p text:style-name="Standard"/>
      <text:p text:style-name="Standard">Ensuite, utilisez le compte 4519 ou 4118 avec un compte en banque quand vous recevrez ou paierez la TVA.</text:p>
      <text:h text:style-name="Heading_20_3" text:outline-level="3">Déclaration Assujetti TVA</text:h>
      <text:p text:style-name="Standard">Vous pouvez directement faire votre déclaration assujetti.</text:p>
      <text:p text:style-name="Standard"/>
      <text:p text:style-name="Standard">Vous devez pour cela aller dans le menu "Impression", puis "Liste Client Assujetti". Vous donnez l'année, cliquez sur "Impression". A ce moment-là, vous n'avez que la totalité des clients, vous pouvez le recopier à la main sur le formulaire ad-hoc (doc/fr_BE_listing- client.pdf).</text:p>
      <text:p text:style-name="Standard"/>
      <text:p text:style-name="Standard">Si vous continuez en cliquant sur « déclaration magnétique », un fichier sera généré conformément à doc/fr_BE_liste-client-nonpapier.pdf. Vous sauvez ce fichier sur une disquette ou un CDROM et vous l'envoyez à votre administration de TVA. N'oubliez pas : vous devez tout d'abord lire et imprimer en 3 exemplaires l'annexe 6 (note d'accompagnement).</text:p>
      <text:p text:style-name="Standard"/>
      <text:h text:style-name="Heading_20_2" text:outline-level="2"><text:soft-page-break/>Fiscalité Belgique : Impôts</text:h>
      <text:h text:style-name="Heading_20_3" text:outline-level="3">Pendant l'exercice</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3" text:outline-level="3">Fin d'exercice</text:h>
      <text:p text:style-name="Standard"/>
      <text:p text:style-name="Standard">A la fin de l'exercice, vous devez estimer l'impôt. Soit vous pensez que vous aurez à rembourser soit à payer.</text:p>
      <text:h text:style-name="Heading_20_4" text:outline-level="4">Remboursement d'impôt:</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4" text:outline-level="4">Dette envers l'impôt</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3" text:outline-level="3">L'année suivante</text:h>
      <text:p text:style-name="Standard">L'année suivante, vous recevez votre extrait de rôle. Suivant que vous ayez prévu d'avoir une dette et une créance d'impôt, il y aura des écritures différentes.</text:p>
      <text:h text:style-name="Heading_20_4" text:outline-level="4">Premier cas, vous pensez avoir une créance.</text:h>
      <text:h text:style-name="Heading_20_5" text:outline-level="5">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5" text:outline-level="5">La créance estimée est supérieure à ce que vous allez vraiment recevoir,</text:h>
      <text:p text:style-name="Standard">c'est-à-dire, surestimation de la créance. vous recevrez moins que prévu.</text:p>
      <text:p text:style-name="Standard"/>
      <text:p text:style-name="Standard">Ecriture : </text:p>
      <text:p text:style-name="Standard"/>
      <text:p text:style-name="Standard">4121 Impôt à récupérer</text:p>
      <text:p text:style-name="Standard"><text:soft-page-break/><text:tab/><text:tab/>à<text:tab/>6710 Supplément d'impôt dû ou versé</text:p>
      <text:p text:style-name="Standard"><text:tab/><text:tab/><text:tab/>4120 Impôt estimé à récupérer</text:p>
      <text:h text:style-name="Heading_20_5" text:outline-level="5">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4" text:outline-level="4">Second cas, vous pensez avoir une dette fiscale</text:h>
      <text:h text:style-name="Heading_20_4" text:outline-level="4">L'estimation de votre dette fiscale est supérieure à ce que vous allez vraiment payer.</text:h>
      <text:p text:style-name="Standard">Autrement dit, vous payez moins d'impôt que prévu.</text:p>
      <text:p text:style-name="Standard"/>
      <text:p text:style-name="Standard">E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5" text:outline-level="5">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Vous avez correctement évalué votre dette fiscale.</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2" text:outline-level="2"><text:soft-page-break/>Fiscalité France</text:h>
      <text:p text:style-name="Standard"/>
      <text:p text:style-name="Standard"><text:tab/>Pas reçu de documentation ou d'aide sur ce sujet, désolé.</text:p>
      <text:p text:style-name="Standard"/>
      <text:h text:style-name="Heading_20_2" text:outline-level="2">Ecriture de fin d'exercice comptable (Belgique)</text:h>
      <text:p text:style-name="Standard"/>
      <text:p text:style-name="Standard">Chaque année est composée de 13 périodes, les 12 premières font exactement un mois mais la 13ième est toujours sur un seul jour : le 31 décembre. C'est cette période qui sera la période de clôture de l'année comptabl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3" text:outline-level="3">Les amortissements</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Standard"><text:tab/>E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avertisseme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h text:style-name="Heading_20_3" text:outline-level="3">Les dépenses non admises</text:h>
      <text:p text:style-name="Standard">Dans la fiscalité belge, il s'agit entre autres de 50% des restaurants, 25% des frais de voiture (taxes de roulage, car wash...), des versements anticipés d'impôt et des paiements des impôts d'années antérieures. <text:s/></text:p>
      <text:p text:style-name="Standard">Vous devez donc utiliser le compte « 67xxx » pour diminuer les charges de leur partie non déductible.</text:p>
      <text:h text:style-name="Heading_20_3" text:outline-level="3">Reclassement des Charges, Produits et Dettes</text:h>
      <text:p text:style-name="Standard">Il faut tout d'abord retrouver tous les fournisseurs non payés au 31 décembre et vérifier qu'ils n'ont pas été payés dans le courant de janvier ou de février. Si c'est le cas on aura un reclassement de dettes, sinon on devra penser <text:soft-page-break/>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3" text:outline-level="3">Les variations de stocks</text:h>
      <text:p text:style-name="Standard"/>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INCOMPLET)</text:p>
      <text:h text:style-name="Heading_20_3" text:outline-level="3">Compte de l'exploitant</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3" text:outline-level="3">Affectation du résultat</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p text:style-name="Standard"/>
      <text:h text:style-name="Heading_20_2" text:outline-level="2">Salaire et Compte de gérant</text:h>
      <text:p text:style-name="Standard"/>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h text:style-name="Heading_20_1" text:outline-level="1">Sécurité</text:h>
      <text:p text:style-name="Standard"/>
      <text:h text:style-name="Heading_20_2" text:outline-level="2">Introduction</text:h>
      <text:p text:style-name="Standard"/>
      <text:p text:style-name="Standard">PhpCompta a sa propre sécurité, cependant si vous voulez vraiment sécuriser votre comptabilité, vous devez prendre en compte qu'il ne suffit de sécuriser votre serveur et PhpCompta mais aussi les programmes sur lequel le programme s'appuie. C'est-à-dire Apache, utilisation de https à la place de http, de PostGresql, de l'utilisation des odbc, de l'encryption des backups, de la traque des mots de passe trop faciles à deviner... </text:p>
      <text:p text:style-name="Standard">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 et un tout petit peu de PostgreSql.</text:p>
      <text:p text:style-name="Standard"/>
      <text:h text:style-name="Heading_20_2" text:outline-level="2"><text:bookmark-start text:name="sécurité postgresql"/>Base de données<text:bookmark-end text:name="sécurité postgresql"/><text:reference-mark text:name="ref. postgresql"/></text:h>
      <text:p text:style-name="Standard"/>
      <text:p text:style-name="Standard">En tout premier lieu, si vous avez réussi à tout installer, vous devez ajouter une sécurité à l'accès de vos databases. Donc n'essayez pas d'utiliser install.sh quand la sécurité par mot de passe est activée !!! Ou alors mettez le mot de passe dans /.pgpass de l'utilisateur phpcompta</text:p>
      <text:p text:style-name="Standard"/>
      <text:p text:style-name="Standard"><text:soft-page-break/></text:p>
      <text:p text:style-name="Standard">En tant qu'utilisateur postgres, ajoutez un mot de passe à votre utilisateur phpcompta avec la commande // psql -c "alter user UTILISATEUR password 'votre_mot_de_passe'" Ce mot de passe est évidemment celui dont on a parlé précédemment.</text:p>
      <text:p text:style-name="Standard"/>
      <text:p text:style-name="Standard">Ensuite changez le pg_hba.conf et mettez les lignes suivantes.</text:p>
      <text:p text:style-name="Standard"/>
      <text:p text:style-name="code">Host <text:tab/> all <text:s/><text:tab/>all1 <text:s/><text:tab/>172.16.31.0<text:tab/>255.255.255.0<text:tab/><text:tab/>md5</text:p>
      <text:p text:style-name="code">local<text:tab/>all<text:tab/>all<text:tab/>md5</text:p>
      <text:p text:style-name="code">host<text:tab/> all<text:tab/>all<text:tab/>127.0.0.1<text:tab/>255.255.255.255<text:tab/>md5</text:p>
      <text:p text:style-name="Standard"/>
      <text:p text:style-name="Standard">La première ligne correspond à mon réseau privé.</text:p>
      <text:p text:style-name="Standard"/>
      <text:p text:style-name="Standard">Relancez postgres, voilà maintenant un mot de passe sera toujours requis, n'oubliez pas de mettre un mot de passe à vos superutilisateurs PostgreSql avant de changer, sinon vous ne pourrez plus vous connecter.</text:p>
      <text:p text:style-name="Standard"/>
      <text:p text:style-name="Standard">Pour changer le port de postgresql, il suffit de changer dans config.inc.php, la valeur phpcompta_psql_port, n'oubliez pas de changer le paramétrage de postgresql.</text:p>
      <text:p text:style-name="Standard">Ensuite, changez les droits sur le répertoire où sont vos fichiers avec chmod 700, ATTENTION : le propriétaire des fichiers doit être le même que celui du process httpd, pour vérifier faites ps -ef|grep httpd, le propriétaire du processus httpd se trouve dans la première colonne. Exemple : chez moi, le propriétaire est apache.</text:p>
      <text:p text:style-name="Standard"/>
      <text:p text:style-name="code">root@july data]# ps -ef|grep httpd</text:p>
      <text:p text:style-name="code">root<text:tab/>2454010 22:47 ?00:00:00 /opt/http2//bin/httpd -k start</text:p>
      <text:p text:style-name="code">apache<text:tab/>24541 245400 22:47 ?00:00:00 [httpd]</text:p>
      <text:p text:style-name="code">apache<text:tab/>24542 245400 22:47 ?00:00:00 [httpd]</text:p>
      <text:p text:style-name="code">apache<text:tab/>24543 245400 22:47 ?00:00:00 [httpd]</text:p>
      <text:p text:style-name="code">apache<text:tab/>24544 245400 22:47 ?00:00:00 [httpd]</text:p>
      <text:p text:style-name="code">apache<text:tab/>24545 245400 22:47 ?00:00:00 [httpd]</text:p>
      <text:p text:style-name="code">root<text:tab/>24555 239680 22:56 pts/0 00:00:00 grep httpd</text:p>
      <text:p text:style-name="Standard"/>
      <text:h text:style-name="Heading_20_2" text:outline-level="2">PhpCompta</text:h>
      <text:p text:style-name="Standard"/>
      <text:p text:style-name="Standard">Dans PhpCompta, le module de sécurité permet d'établir quel utilisateur peut accéder à quel dossier, ce qu'il peut y faire, les journaux auxquels il peut accéder... </text:p>
      <text:p text:style-name="Standard">Chaque fois qu'une page est chargée, le mot de passe et le login utilisateur sont vérifiés pour savoir si primo il a accès à ce qu'il a demandé </text:p>
      <text:p text:style-name="Standard">et secundo si son compte est actif et que le mot de passe fourni est valide. </text:p>
      <text:p text:style-name="Standard">Ces valeurs sont stockées sur le serveur. Peu de systèmes vérifient aussi souvent les permissions d'un utilisateur. Evidemment, utiliser le cache de l'explorateur pour découvrir ces informations est une perte de temps, utiliser son historique pour accéder à vos données ne fonctionnera pas non plus.</text:p>
      <text:p text:style-name="Standard"/>
      <text:p text:style-name="Standard">Pour ajouter un utilisateur, vous devez tout d'abord avoir les droits admin et créer l'utilisateur. A ce moment-là, il n'a accès à rien du tout. Il faut ensuite se connecter à un dossier sur lequel vous avez des droits admin et l'ajouter, par défaut il ne peut rien faire. A vous de spécifier ce à quoi il peut accéder et son droits par défaut (écriture ou lecture). De cette façon, un utilisateur (sauf avec des droits admin) ne peut pas accéder à des nouveaux dossiers. Chaque accès doit être donné explicitement.</text:p>
      <text:p text:style-name="Standard"/>
      <text:p text:style-name="Standard">Dans un dossier, un utilisateur a toujours un droit par défaut. Si par exemple, son droit par défaut est de lire, il <text:soft-page-break/>pourra lire tout ce qu'il veut et écrire uniquement dans ce qui a été explicitement permis. </text:p>
      <text:p text:style-name="Standard">Si son droit par défaut est d'écrire, c'est l'inverse : il pourra écrire partout sauf là où c'est explicitement défendu. Le sens d'écrire dans ce contexte-ci doit se comprendre comme la capacité à pouvoir ajouter ou modifier des informations. Voir aussi <text:a xlink:type="simple" xlink:href="#12.6.Sécurité |outline">Sécurité </text:a></text:p>
      <text:p text:style-name="Standard"/>
      <text:h text:style-name="Heading_20_1" text:outline-level="1">Administration</text:h>
      <text:h text:style-name="Heading_20_2" text:outline-level="2">Création de dossier</text:h>
      <text:p text:style-name="Text_20_body">Afin de créer un dossier, vous vous rendez simplement dans Administration--&gt;Dossier, vous devez être administrateur pour cela, vous choisissez un modèle, la date, le nom et une description, puis cliquer sur creation. Quand vous serez dans la fenêtre d'accueil, le nouveau dossier sera là. Par défaut, seuls les administrateurs y ont accès, vous devez aller dans <text:a xlink:type="simple" xlink:href="#13.6.Sécurité |outline">Sécurité</text:a></text:p>
      <text:h text:style-name="Heading_20_2" text:outline-level="2">Création de modèle</text:h>
      <text:p text:style-name="Text_20_body">Vous choississez le dossier qui deviendra un modèle, que vous pourrez utiliser pour créer un nouveau dossier. Pendant la phase de création du modèle, on enlévera de celui-ci toutes les opérations comptable. Les autres éléments (fiches, document) ne seront effacés que si c'est demandé.</text:p>
      <text:h text:style-name="Heading_20_2" text:outline-level="2">Création d'utilisateur</text:h>
      <text:p text:style-name="Text_20_body">Quand vous créez un utilisateur, soit vous en faites un administrateur et donc il aura accès à tous. Soit vous spécifier les droits par dossier. Les droits possibles sont Administrateur Local ou Normal, si vous utilisez Administrateur Local, il aura tous les droits sur ce dossier-là. Si vous lui donner Normal alors vous devrez vous connecter sur ce dossier afin de spécifier ce qu'il faire et voir, par défaut, il n'a accès à rien</text:p>
      <text:h text:style-name="Heading_20_2" text:outline-level="2">backup</text:h>
      <text:p text:style-name="Text_20_body">Dans les menus Dossier &amp; Modèle, il y a un bouton backup. En cliquant dessus, un fichier de backup sera généré et envoyé. Vous n'aurez qu'à le sauver sur votre disque. Pour restaurer, allez simplement dans le menu Administration-&gt;restaure, complèter les informations et charger le fichier.</text:p>
      <text:p text:style-name="Text_20_body"/>
      <text:p text:style-name="Text_20_body"/>
      <text:h text:style-name="Heading_20_1" text:outline-level="1">Fiche</text:h>
      <text:p text:style-name="Standard"/>
      <text:p text:style-name="Standard">Les fiches sont la base même de PhpCompta, vous devez les comprendre afin d'utiliser au mieux le programme. Le menu Fiche vous permet d'ajouter et de modifier des fiches mais aussi de leur ajouter des attributs; un attribut est par exemple une adresse, une partie non déductible... </text:p>
      <text:p text:style-name="Standard"/>
      <text:h text:style-name="Heading_20_2" text:outline-level="2">Qu'est-ce le quick code</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2" text:outline-level="2">Qu'est qu'une fiche finalement ? </text:h>
      <text:p text:style-name="Standard">Pour vous l'expliquer simplement, dites-vous qu'en comptabilité, il y a une série d'actions ou d'intervenants tels que Achat, Vente, Client, Fournisseurs, et que chaque action (ou intervenant) peut être subdivisée. </text:p>
      <text:p text:style-name="Standard"><text:soft-page-break/>Exemple: Vous créez une Action de type Dépense, puis dans cette nouvelle action, vous la subdivisez en 'Achat de carburant', 'restaurant', 'frais divers'... La fiche correspond donc à la dernière subdivision c'est-à-dire dans ce cas-ci à 'restaurant' ou 'frais divers'. <text:s/></text:p>
      <text:p text:style-name="Standard"/>
      <text:p text:style-name="Standard">Pour créer une catégorie, cliquez sur Fiche et à droite sur création. <text:s/>Vous devez donner le nom de la catégorie et le type de fiche que vous voulez.</text:p>
      <text:p text:style-name="Standard"/>
      <text:p text:style-name="Standard">La classe de base est le poste comptable parent de vos fiches, ce poste doit exister, il faut alors cliquer aussi sur "création automatique du poste comptable" qui permet de générer automatiquement le poste comptable voulu, ce poste sera automatiquement ajouté dans le Plan Comptable. </text:p>
      <text:p text:style-name="Standard">Si cette option n'est pas cochée, vous devrez ajouter manuellement le poste comptable et le donner explicitement. </text:p>
      <text:p text:style-name="Standard">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p text:style-name="Standard">·Vous voulez que chaque fiche ait son propre poste comptable et vous souhaitez que ce poste soit créé automatiquement : cochez la case</text:p>
      <text:p text:style-name="Standard"/>
      <text:p text:style-name="Standard">·Vous souhaitez qu'il n'y ait pas de poste comptable attaché à chaque fiche : ne la cochez pas. </text:p>
      <text:p text:style-name="Standard">Pour les contacts par exemple, il n'y a pas de poste comptable.</text:p>
      <text:p text:style-name="Standard"/>
      <text:p text:style-name="Standard">·Vous souhaitez qu'il y ait un poste comptable attaché à chaque fiche mais pas généré automatiquement : ne cochez pas. </text:p>
      <text:p text:style-name="Standard">Toutes les fiches auront le poste comptable donné dans 'Classe de base', si cette classe de base est vide, le poste comptable sera celui du modèle de base, si le modèle de base n'en a pas, alors il n'y aura pas de poste comptable de base. (voir <text:a xlink:type="simple" xlink:href="#12.5.Fiche|outline">12.5.Fiche</text:a>)</text:p>
      <text:p text:style-name="Standard"/>
      <text:h text:style-name="Heading_20_2" text:outline-level="2">Ajout ou suppression d'attribut</text:h>
      <text:p text:style-name="Standard">Il est possible d'ajouter des attributs et aussi d'en enlever mais seuls les attributs non définis de base peuvent être supprimés, autrement dit seuls les attributs que vous avez ajoutés peuvent être enlevés. </text:p>
      <text:p text:style-name="avertisseme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h text:style-name="Heading_20_2" text:outline-level="2">Création d'une catégorie de fiche</text:h>
      <text:p text:style-name="Standard">Les catégories de fiches sont en fait le rassemblement de fiches; par exemple, les marchandises, les clients, les fournisseurs... <text:s/></text:p>
      <text:p text:style-name="Standard"/>
      <text:p text:style-name="Text_20_body">Les classes sont les postes comptables à partir duquel on calcule le poste comptable suivant, elles se configurent dans <text:a xlink:type="simple" xlink:href="#12.4.Poste Comptable|outline">12.4.Poste Comptable,</text:a></text:p>
      <text:p text:style-name="P16">Achat Marchandises Class base = 603 <text:s/><text:line-break/>Achat Service et biens divers Class base = 61 <text:line-break/>Administration des Finances <text:line-break/>Autres fiches : fiches que l'on peut totalement paramè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text:soft-pag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text:p>
      <text:h text:style-name="Heading_20_2" text:outline-level="2">Création d'une fiche</text:h>
      <text:p text:style-name="Standard">Quelques attributs à expliquer : Gestion Poste, Prix Achat, Prix de vente, Poste Comptable. Vous n'êtes pas obligé de créer une fiche pour tout, par exemple pour les restaurants, vous pouvez encoder une seule et unique fiche appelée « restaurant ».</text:p>
      <text:p text:style-name="Standard"/>
      <text:p text:style-name="Standard">Autre : comme plusieurs fiches peuvent utiliser le même poste comptable, si on modifie le nom d'une fiche,</text:p>
      <text:p text:style-name="avertissement">Modifier le nom d'une fiche ne modifiera pas son nom dans le Plan Comptable.</text:p>
      <text:h text:style-name="Heading_20_3" text:outline-level="3">Attribut spéciaux: </text:h>
      <text:p text:style-name="Standard">·Partie fiscalement non déductible : entre 0 &amp; 1, il s'agit de ce que vous ne pourrez pas déduire comme charge. En cas d'achat sur cette fiche, le montant HTVA multiplié par ce que vous avez inscrit ici sera rangé dans les dépenses non admises, le poste comptable est celui qui est indiqué dans le Module Paramètre-&gt; Poste</text:p>
      <text:p text:style-name="Standard"/>
      <text:p text:style-name="Standard">·TVA non déductible même remarque</text:p>
      <text:p text:style-name="Standard"/>
      <text:p text:style-name="Standard">·TVA non déductible récupérable par l'impôt idem</text:p>
      <text:p text:style-name="Standard">-Partie Professionnel : pourcentage, qui va partager le montant de la fiche entre dépense et dépense privée</text:p>
      <text:p text:style-name="Standard"/>
      <text:h text:style-name="Heading_20_1" text:outline-level="1">Gestion de stock</text:h>
      <text:p text:style-name="Standard"/>
      <text:p text:style-name="Standard"><text:tab/>PhpCompta contient un système minimum de gestion de stock, c'est-à-dire qu'il permet de suivre un stock grâce aux actions de vente et d'achat, et de diminuer ou d'augmenter manuellement le stock; mais il ne gère pas les commandes. </text:p>
      <text:p text:style-name="Standard">Pour commander des marchandises, il faut pour l'instant passer par gestion-&gt;action, et ajouter des documents de commandes.</text:p>
      <text:p text:style-name="Standard"/>
      <text:p text:style-name="Standard"><text:tab/>Attention à la date, on ne tient compte pour le stock que de ceux de l'année et non ceux de l'exercice s'il est de plus d'un an.</text:p>
      <text:p text:style-name="Standard"/>
      <text:p text:style-name="Standard">Cela étant précisé, voyons ce qu'on peut faire avec ce module de stock.</text:p>
      <text:p text:style-name="Standard"/>
      <text:p text:style-name="Standard">Pour toutes les marchandises dont vous voulez gérer le stock, il faut ajouter l'attribut gestion de stock, vous devez y mettre un code, et exactement le même code dans sa contrepartie. Les mêmes marchandises ont toujours deux fiches : l'une pour la vente et l'autre pour l'achat, la seule façon de lier ces fiches est de leur donner le même code de stock.</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p text:style-name="Standard">·La première, est que les postes comptables des marchandises à vendre et à acheter ne sont pas les mêmes.</text:p>
      <text:p text:style-name="Standard">·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text:soft-page-break/>dans ce cas, il ne sera pas capable de savoir combien il a exactement de canettes de chaque sorte, il ne connaîtra que le total des canettes.</text:p>
      <text:p text:style-name="Standard"/>
      <text:p text:style-name="Standard">Les achats et les ventes vont automatiquement mettre le stock à jour si on fait ces opérations dans les journaux achats et ventes uniquement.</text:p>
      <text:p text:style-name="Standard"/>
      <text:h text:style-name="Heading_20_2" text:outline-level="2">Configurer les fiches</text:h>
      <text:p text:style-name="Standard"/>
      <text:p text:style-name="Standard">Ajouter des fiches de marchandises (en achat et vente) et adapter votre journal d'achat et de vente pour qu'ils tiennent compte de ces nouvelles fiches. <text:s/></text:p>
      <text:p text:style-name="Standard"/>
      <text:p text:style-name="Standard">N'oubliez pas d'ajouter l'attribut "Gestion de stock" pour ces fiches, pour ce faire cliquez sur le nom de la famille de fiches (à côté de liste).</text:p>
      <text:p text:style-name="Standard"/>
      <text:p text:style-name="Standard">N'oubliez pas qu'en fin d'année, on fait l'inventaire et on compare le stock du début de l'année avec celui de la fin d'année, et cela donne lieu à une écriture comptable de variation de stock, normalement dans le journal des opérations diverses.</text:p>
      <text:p text:style-name="Standard"/>
      <text:h text:style-name="Heading_20_3" text:outline-level="3">Premier cas: une marchandise achetée=une marchandise vendue</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Second cas: uniquement à l'achat</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text:soft-page-break/>Plusieurs fiches pour un même stock</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p text:style-name="Standard"/>
      <text:h text:style-name="Heading_20_1" text:outline-level="1">Le module de comptabilité</text:h>
      <text:p text:style-name="Standard"/>
      <text:p text:style-name="Standard">Après toute cette théorie, il est temps d'apprendre à utiliser PhpCompta.</text:p>
      <text:p text:style-name="Standard"/>
      <text:h text:style-name="Heading_20_2" text:outline-level="2">Journaux</text:h>
      <text:p text:style-name="Standard"/>
      <text:p text:style-name="Standard">Il existe 4 sortes de journaux :</text:p>
      <text:p text:style-name="Standard"/>
      <text:p text:style-name="Standard">· <text:span text:style-name="T3">»</text:span><text:span text:style-name="T2">Vente</text:span><text:span text:style-name="T3"> »</text:span>, destiné à contenir les opérations du même nom, accessible par les menus « Comptabilité » puis « Entrée »;</text:p>
      <text:p text:style-name="Standard"/>
      <text:p text:style-name="Standard">· »<text:span text:style-name="T2">Achat</text:span> », qui regroupe les opérations du même nom, accessible par « Comptabilité » puis <text:s text:c="8"/>« Dépense »;</text:p>
      <text:p text:style-name="Standard"/>
      <text:p text:style-name="Standard">· »<text:span text:style-name="T2">Financier</text:span> » : celui regroupant tous les mouvements financiers (banque,</text:p>
      <text:p text:style-name="Standard">caisse...) accessible par « Comptabilité » puis « Financier »;</text:p>
      <text:p text:style-name="Standard"/>
      <text:p text:style-name="Standard">· »<text:span text:style-name="T2">Opérations diverses</text:span> » : il contient toutes les autres opérations (augmentation de capital, <text:s text:c="7"/>amortissements, ... ), accessible par « Ecritures directes-&gt; Opérations diverses »</text:p>
      <text:p text:style-name="Standard"/>
      <text:p text:style-name="Standard">Pour la <text:span text:style-name="T6">création d'un journal</text:span> : voir <text:bookmark-ref text:reference-format="chapter" text:ref-name="journaux">13.8</text:bookmark-ref> <text:bookmark-ref text:reference-format="text" text:ref-name="journaux">Journaux</text:bookmark-ref></text:p>
      <text:p text:style-name="Standard"/>
      <text:p text:style-name="Standard">Dans tous les journaux, vous avez la rubrique "Nouveau » (ou « Nouvelle" pour les ventes) et "Voir" au minimum, "nouvelle" pour une nouvelle opération et « voir » pour observer les opérations de la période en cours ou de toutes les périodes.</text:p>
      <text:p text:style-name="Standard"/>
      <text:h text:style-name="Heading_20_3" text:outline-level="3">Les numéros de Pièces Justificatives</text:h>
      <text:p text:style-name="Standard">Elles se configurent dans le menu paramètre (voir <text:bookmark-ref text:reference-format="chapter" text:ref-name="journaux">13.8</text:bookmark-ref> <text:bookmark-ref text:reference-format="text" text:ref-name="journaux">Journaux</text:bookmark-ref>), vous pouvez spécifier la valeur de départ ainsi que le suffixe. Dans le cas où le numéro de pièce existe déjà dans ce journal, <text:s/>le programme va essayer de lui donner une autre valeur et vous en avertira. Si vous entrez vous même vos numéros de pièces, ou si vous n'en voulez pas au moment de l'encodage vous pouvez désactiver cette fonctionnalité dans paramètre-&gt;société (voir </text:p>
      <text:h text:style-name="Heading_20_3" text:outline-level="3">Grand Livre</text:h>
      <text:p text:style-name="Standard">Ce journal-ci est un peu spécial. En fait, il rassemble tous les journaux dans un seul, on ne peut pas y écrire directement mais on y voit toutes les opérations en provenance de tous les journaux. <text:s/></text:p>
      <text:h text:style-name="Heading_20_3" text:outline-level="3">Entrée ou Journal des Ventes</text:h>
      <text:p text:style-name="Standard"/>
      <text:p text:style-name="Standard">Le journal des ventes regroupe les opérations de vente. En mode utilisateur, c'est très simple: vous devez juste ajouter le client, la date et évidemment les articles. <text:s/></text:p>
      <text:p text:style-name="Standard"/>
      <text:p text:style-name="Standard"><text:soft-page-break/>Les rabais et remises ne sont utilisables qu'avec les fiches, il faut cependant encore les calculer séparément.</text:p>
      <text:p text:style-name="Standard"/>
      <text:p text:style-name="Standard">La ligne du bas vous permet de faire des petits calculs rapides (exemple: 1+2*3.2)...</text:p>
      <text:p text:style-name="Standard"/>
      <text:p text:style-name="Standard">Pour ajouter une vente, cliquez sur « nouvelle »e, puis utilisez les boutons pour ajouter les clients, services et marchandises que l'on vend.</text:p>
      <text:p text:style-name="Standard"/>
      <text:p text:style-name="avertissement">En cas de reprise de matériel dans le stock, vous pouvez mettre des quantités négatives - des quantités, pas des prix unitaires -. </text:p>
      <text:p text:style-name="Standard">Le stock sera automatiquement réadapté pour tenir compte de ce retour de matériel.</text:p>
      <text:p text:style-name="Standard"/>
      <text:p text:style-name="Standard">Pensez à utilisez le dossier "demo" pour faire tous vos tests et découvrir PhpCompta.</text:p>
      <text:p text:style-name="Standard"/>
      <text:p text:style-name="Standard">Avant d'utiliser la section « Payé par » vous devez d'abord le paramètrer correctement : <text:bookmark-ref text:reference-format="chapter" text:ref-name="Paramétrage des moyens de paiement">13.2.1</text:bookmark-ref> <text:bookmark-ref text:reference-format="text" text:ref-name="Paramétrage des moyens de paiement">Moyens de paiement</text:bookmark-ref> L'option « Payé par »  va générer une seconde écriture dans le journal et avec le compte donné sauf si vous avez selectionné « Paiement encodé plus tard ». </text:p>
      <text:h text:style-name="Heading_20_3" text:outline-level="3">Dépense ou Journal des Achats</text:h>
      <text:p text:style-name="Standard"/>
      <text:p text:style-name="Standard"><text:tab/>Cela reprend uniquement les opérations d'achat que ce soit pour l'achat de marchandises, de services ou de matériel. La TVA est calculée automatiquement, cependant dans le journal d'achat on peut forcer un autre montant pour la TVA.</text:p>
      <text:p text:style-name="Standard"><text:tab/>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 <text:bookmark-ref text:reference-format="chapter" text:ref-name="Paramétrage des moyens de paiement">13.2.1</text:bookmark-ref> <text:bookmark-ref text:reference-format="text" text:ref-name="Paramétrage des moyens de paiement">Moyens de paiement</text:bookmark-ref>. Rappel : l'option « Payé par »  va générer une seconde écriture dans le journal que vous avez paramètré et avec le compte donné. </text:p>
      <text:p text:style-name="Standard"/>
      <text:h text:style-name="Heading_20_3" text:outline-level="3">Financier ou Journal Financier</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En cas de paiement, il faut introduire le montant négatif.</text:p>
      <text:h text:style-name="Heading_20_3" text:outline-level="3">Journal des Opérations diverses</text:h>
      <text:p text:style-name="Standard">Ce journal n'est disponible que dans les écritures directes.</text:p>
      <text:p text:style-name="Standard"/>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text:soft-page-break/>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h text:style-name="Heading_20_3" text:outline-level="3">Cas particuliers</text:h>
      <text:p text:style-name="Standard">Les cartes de crédit : la Visa = changement de créancier : Visa paie le fournisseur, vous payez Visa, vous pourriez aussi le mettre dans un journal financier.</text:p>
      <text:p text:style-name="Standard"/>
      <text:p text:style-name="Standard">La facture est payée par mensualité, la facture est encodée dans le journal d'achat, et à chaque paiement vous l'encodez dans le journal financier.</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h text:style-name="Heading_20_2" text:outline-level="2">Encodage d'opération</text:h>
      <text:p text:style-name="Standard"/>
      <text:p text:style-name="Standard">La TVA est automatiquement mise, on prend celle de la fiche, il est donc normal que vous ne deviez pas l'encoder. Les prix proviennent des attributs de la fiche mais vous pouvez modifier manuellement.</text:p>
      <text:p text:style-name="Standard"/>
      <text:p text:style-name="Important"><text:tab/>En cas de montant négatif, les écritures sont inversées.</text:p>
      <text:p text:style-name="Standard"/>
      <text:p text:style-name="Standard">Exemple :</text:p>
      <text:list text:style-name="L2">
        <text:list-header>
          <text:p text:style-name="P20"/>
        </text:list-header>
        <text:list-item>
          <text:p text:style-name="P20">Paiement d'une facture (montant négatif), on aura :</text:p>
          <text:list>
            <text:list-header>
              <text:p text:style-name="P21">tva à récupérer</text:p>
            </text:list-header>
          </text:list>
        </text:list-item>
      </text:list>
      <text:p text:style-name="P4"><text:tab/>Fournisseur</text:p>
      <text:list text:style-name="L3">
        <text:list-header>
          <text:p text:style-name="P22"><text:tab/><text:tab/><text:tab/>à<text:tab/>charge</text:p>
          <text:p text:style-name="P23"/>
        </text:list-header>
        <text:list-item>
          <text:p text:style-name="P23">Reprise de marchandise (diminution de vente &amp; TVA) :</text:p>
          <text:p text:style-name="P23"><text:s text:c="6"/><text:span text:style-name="T5">vente</text:span></text:p>
          <text:list>
            <text:list-header>
              <text:p text:style-name="P22">TVA à payer, vente</text:p>
            </text:list-header>
          </text:list>
        </text:list-item>
      </text:list>
      <text:p text:style-name="P4"><text:tab/><text:tab/><text:tab/>à<text:tab/>Client</text:p>
      <text:p text:style-name="Standard"/>
      <text:p text:style-name="Standard">La dette du client diminue.</text:p>
      <text:p text:style-name="Standard"/>
      <text:p text:style-name="Standard">Il n'est pas possible de modifier un encodage mais vous pouvez l'annuler. </text:p>
      <text:p text:style-name="Standard">Quand vous cliquez sur « Confirmer » soyez sûr de ce que vous faites.</text:p>
      <text:p text:style-name="Standard"/>
      <text:h text:style-name="Heading_20_2" text:outline-level="2">Recherche</text:h>
      <text:p text:style-name="Standard">Ce menu permet de rechercher par date, montant, poste comptable, code interne, quickcode ou grâce à une partie de la description. <text:s/></text:p>
      <text:p text:style-name="Standard">La sécurité s'applique dans les recherches, il n'est pas possible de voir les opérations des journaux auxquels vous n'avez pas accès.</text:p>
      <text:p text:style-name="Standard"/>
      <text:h text:style-name="Heading_20_2" text:outline-level="2">Ecriture Directe</text:h>
      <text:p text:style-name="Standard">Ecriture Directe vous permet d'encoder une opération directement dans un journal, en mélangeant les quickcodes <text:soft-page-break/>et les postes. Ce mode d'écriture ne doit être utilisé uniquement dans le cas où il n'est pas possible d'encoder l'opération de manière classique via les journaux d'achat, vente ou financier. Dans les écritures directes, il n'est pas possible de spécifier la période concernée, la période prise en compte sera celle que vous avez indiqué dans vos préférence.</text:p>
      <text:p text:style-name="Standard"/>
      <text:p text:style-name="Standard">C'est dans ce mode que l'on peut encoder dans le journal d'opérations diverses</text:p>
      <text:p text:style-name="Standard"/>
      <text:p text:style-name="Standard">Les fiches <text:s/>et les postes comptables utilisables sont paramétrables dans "Avancé-&gt;journaux-&gt;journal concerné". Le paramétrage des postes comptables fonctionne comme pour les journaux d'OD </text:p>
      <text:p text:style-name="Standard"/>
      <text:h text:style-name="Heading_20_2" text:outline-level="2">Rapprochement - réconciliation</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ven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text:p>
      <text:p text:style-name="Standard"/>
      <text:h text:style-name="Heading_20_2" text:outline-level="2">Impression</text:h>
      <text:p text:style-name="Standard"/>
      <text:p text:style-name="Standard">Ce menu permet de demander des impressions.</text:p>
      <text:h text:style-name="Heading_20_3" text:outline-level="3">Journaux</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Vous pouvez choisir entre les journaux centralisés et ceux qui ne le sont pas.</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h text:style-name="Heading_20_3" text:outline-level="3">Poste</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Heading_20_3" text:outline-level="3">Fiche</text:h>
      <text:p text:style-name="Standard">Impression des fiches, avec ou sans solde, par période. On peut exporter en PDF. On imprime des catégories de fiches, pour avoir le détail d'une fiche en particulier, il faut utiliser ``impression_poste''.</text:p>
      <text:h text:style-name="Heading_20_3" text:outline-level="3"><text:soft-page-break/>Les Rapports</text:h>
      <text:h text:style-name="P11" text:outline-level="3">Introduction</text:h>
      <text:p text:style-name="Standard">Les rapports permettent de rapidement encoder des rapports. Par exemple, le total des ventes, le total encore à payer, la différence entre les entrées et les charges... Il n'y a pas vraiment de limite. <text:s/></text:p>
      <text:p text:style-name="Standard"/>
      <text:p text:style-name="Standard">Les rapports permettent d'utiliser des formules (mod,round,*,-) sur des soldes de comptes. Vous pouvez en afficher un dans l'accueil en le paramè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4" text:outline-level="4">Syntaxe</text:h>
      <text:p text:style-name="Standard">Quelques règles :</text:p>
      <text:p text:style-name="Standard"/>
      <text:p text:style-name="Standard">·les postes sont toujours écrits entre crochets;</text:p>
      <text:p text:style-name="Standard"/>
      <text:p text:style-name="Standard">·pour avoir la somme du poste et des sous-postes, il faut utiliser le %;</text:p>
      <text:p text:style-name="Standard"/>
      <text:p text:style-name="Standard">·si vous souhaitez commencer à une autre période pour certains comptes et donc avoir plusieurs intervalles pour un rapport, vous devez utiliser l'option FROM=MM.YYYY (voir exemple). Ce genre d'option est très utile pour par exemple les déclarations de TVA. <text:s/></text:p>
      <text:p text:style-name="Standard">·Si vous souhaitez n'avoir que le crédit ou le débit, utilisez le D ou le C avant la fermeture du crochet.</text:p>
      <text:p text:style-name="Standard">- Pour avoir un montant négatif si le crédit est supérieur au débit, il faut avoir S avant la fermeture du crochet exemple : [7%S] , [55001S] </text:p>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14">Résultat d'exploitation brute <text:s/><text:tab/><text:tab/><text:tab/><text:tab/>round([7%]-[6%])</text:p>
      <text:p text:style-name="P15">Impôt estimé (sans compter les amortissements)<text:tab/> ([7%]-[6%])/0.35</text:p>
      <text:p text:style-name="P15">Total des comptes en banque <text:tab/><text:tab/><text:tab/><text:tab/>[550%]</text:p>
      <text:p text:style-name="P15">Total TVA récolté depuis janvier 2005 : <text:tab/><text:tab/><text:tab/>[4511]FROM=01.2005</text:p>
      <text:p text:style-name="P15">Perte ou profitif <text:tab/><text:tab/><text:tab/><text:tab/><text:tab/>([7%]-[6%]&gt;0)?"Benefice":"Perte"</text:p>
      <text:h text:style-name="Heading_20_4" text:outline-level="4">Statistiques mensuelles</text:h>
      <text:p text:style-name="Standard"><text:tab/>Dans le menu rapport, vous pourrez choisir l'étape, si vous choisissez « mensuelle », vous aurez le résultat par mois.</text:p>
      <text:p text:style-name="Standard"/>
      <text:p text:style-name="Standard"><text:tab/>Afin de pouvoir faire un graphique de vos statistiques, il vous suffit de demander l'export en CSV puis de l'intégrer dans votre tableur.</text:p>
      <text:h text:style-name="Heading_20_3" text:outline-level="3">Balance des comptes</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h text:style-name="Heading_20_3" text:outline-level="3">Bilan</text:h>
      <text:p text:style-name="Standard">Actuellement, seul le bilan belge est disponible, pour en avoir un autre, il suffit de créer 2 fichiers. L'un sera en <text:soft-page-break/>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h text:style-name="Heading_20_3" text:outline-level="3">Liste Assujetti</text:h>
      <text:p text:style-name="Standard">Permet d'avoir la liste des assujettis à la TVA et le montant qu'on leur a facturé, c'est une déclaration obligatoire et annuelle en Belgique.</text:p>
      <text:p text:style-name="Standard"/>
      <text:h text:style-name="Heading_20_2" text:outline-level="2">Avancé</text:h>
      <text:h text:style-name="Heading_20_3" text:outline-level="3">Période</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èes par journal soit pour tout les journaux (= mode globale).</text:p>
      <text:p text:style-name="Standard"/>
      <text:p text:style-name="Standard">Après la fermeture des périodes, on peut les centraliser.</text:p>
      <text:h text:style-name="Heading_20_3" text:outline-level="3">Ecritures définies</text:h>
      <text:p text:style-name="Standard">Après avoir encodé une opération, vous pouvez la sauver en tant que modèle afin de la réutiliser par la suite pour pouvoir encoder plus rapidement, ce menu-ci vous permet d'effacer les modèles d'opérations dont vous n'avez plus besoin. Remarquez la case "Ecriture Directe" qui vous permet d'accéder aux modèles d'opérations sauvées dans ce mode. <text:s/></text:p>
      <text:h text:style-name="Heading_20_3" text:outline-level="3">Centralise</text:h>
      <text:p text:style-name="Standard">La centralisation est l'opération comptable qui consiste à regrouper les différents journaux comptables dans le Grand Livre.</text:p>
      <text:h text:style-name="Heading_20_3" text:outline-level="3">Méthode</text:h>
      <text:p text:style-name="Standard">Cette opération n'est pas réversible.</text:p>
      <text:p text:style-name="Standard"/>
      <text:p text:style-name="Standard">Tout d'abord, vous devez clôturer les périodes; une période clôturée est une période où il ne sera pas possible d'ajouter ou de modifier quoi que ce soit.</text:p>
      <text:p text:style-name="Standard">D'ailleurs, il vaut toujours mieux clôturer une période avant de faire la déclaration TVA. Cela empêche les erreurs.</text:p>
      <text:p text:style-name="Standard"/>
      <text:p text:style-name="Standard">Ensuite, vous pourrez centraliser. Pour l'instant, la clôture des périodes se fait par : "Paramètre -&gt; période" et la centralisation se fait par le menu "Avancé -&gt; Centralise". <text:s/></text:p>
      <text:h text:style-name="Heading_20_3" text:outline-level="3">Plan Comptable</text:h>
      <text:p text:style-name="Standard"><text:tab/>Le plan comptable que vous utilisez, vous pouvez toujours ajouter des postes ou enlever ceux qui n'ont jamais été utilisés.</text:p>
      <text:p text:style-name="Standard"/>
      <text:p text:style-name="Standard">Vous pouvez aussi les renommer.</text:p>
      <text:h text:style-name="Heading_20_3" text:outline-level="3">Rapport</text:h>
      <text:p text:style-name="Standard">Création des rapport voir impression des rapports <text:a xlink:type="simple" xlink:href="#9.6.4.Les Rapports|outline">9.6.4.Les Rapports</text:a></text:p>
      <text:h text:style-name="Heading_20_3" text:outline-level="3"><text:soft-page-break/>Import Banque</text:h>
      <text:p text:style-name="Standard">Pour ajouter votre banque, vous pouvez le faire rapidement et simplement : voir <text:a xlink:type="simple" xlink:href="#14.2.Import des banques|outline">14.2.Import des banques</text:a></text:p>
      <text:p text:style-name="Standard"/>
      <text:p text:style-name="Standard">Vous avez 3 sous-menus :</text:p>
      <text:p text:style-name="Standard"/>
      <text:p text:style-name="Standard">·Importer des fichiers CSV, faites bien attention aux journaux, format et compte choisis, il n'y aura pas de vérification.</text:p>
      <text:p text:style-name="Standard"/>
      <text:p text:style-name="Standard">·Vérification, où vous pourrez ajouter le compte en contrepartie.</text:p>
      <text:p text:style-name="Standard">·Transfert. Dans ce menu-ci, vous voyez les opérations qui vont être transférées. Ce sont celles qui ont un poste comptable, qui n'ont pas encore été transférées et de la période que l'utilisateur a choisi dans ses préférences. </text:p>
      <text:p text:style-name="Standard">Vous pouvez enlevez celles qui sont douteuses et que vous retrouverez alors dans Vérification. Après confirmation, les opérations comptables sont inscrites dans le journal comptable, <text:span text:style-name="T7">ce n'est pas réversible.</text:span></text:p>
      <text:h text:style-name="Heading_20_3" text:outline-level="3">Ecriture d'ouverture</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les exportez avec ce menu, puis vous l'importez après avoir changé de dossier ou de période.</text:p>
      <text:p text:style-name="Standard"/>
      <text:p text:style-name="avertissement">La réouverture des comptes se fait sur le nouvel exercice et normalement en janvier, pas l'exercice que vous venez de clôturer.</text:p>
      <text:p text:style-name="Standard"/>
      <text:h text:style-name="Heading_20_1" text:outline-level="1">Le module de gestion</text:h>
      <text:p text:style-name="Standard">Le module de gestion comprend en partie la comptabilité et surtout le suivi des clients, fournisseurs... Il permet aussi la création de factures, ou d'autre documents, voir paramètre ``param_document''.</text:p>
      <text:p text:style-name="Standard"/>
      <text:h text:style-name="Heading_20_2" text:outline-level="2">Menu : clients</text:h>
      <text:p text:style-name="Standard"/>
      <text:p text:style-name="Standard">En sélectionnant cette option, vous allez directement voir la liste des clients que vous avez. En cliquant sur le premier élément de la colonne, vous pourrez modifier la fiche client.</text:p>
      <text:p text:style-name="Standard"/>
      <text:p text:style-name="Standard">Dans la 3ième colonne, vous avez les actions :</text:p>
      <text:p text:style-name="Standard"/>
      <text:p text:style-name="Standard">· »Contact » pour avoir la liste des contacts</text:p>
      <text:p text:style-name="Standard"/>
      <text:p text:style-name="Standard">· »Courrier » pour accéder à toute la correspondance avec ce client</text:p>
      <text:p text:style-name="Standard"/>
      <text:p text:style-name="Standard">· »Facture » pour accéder à toutes les factures au nom de ce client</text:p>
      <text:p text:style-name="Standard"/>
      <text:p text:style-name="Standard">Ajout de client en cliquant sur le bouton « ajout »</text:p>
      <text:p text:style-name="Standard"/>
      <text:p text:style-name="Standard">Modification d'un client en cliquant sur son quickcode.</text:p>
      <text:p text:style-name="Standard"/>
      <text:h text:style-name="Heading_20_2" text:outline-level="2">Menu Facture</text:h>
      <text:p text:style-name="Standard"/>
      <text:p text:style-name="Standard">Par défaut, le premier journal est ouvert, et vous propose d'encoder une facture, cela se passe de la même façon que dans le module de comptabilité, sauf que vous pouvez ici générer une facture et l'imprimer.</text:p>
      <text:p text:style-name="Standard"/>
      <text:p text:style-name="Standard"><text:soft-page-break/>Si vous avez chargé un modèle pour générer les factures, PhpCompta vous proposera de générer une facture avant de sauver l'opération.</text:p>
      <text:p text:style-name="Standard"/>
      <text:p text:style-name="Standard">Pour ajouter des modèles de facture, il faut aller dans le module Paramètre``Module Paramètre''.</text:p>
      <text:p text:style-name="Standard"/>
      <text:p text:style-name="Standard">A la dernière étape, PhpCompta vous permet de charger un fichier, si vous avez généré une facture, celle-ci sera alors remplacée.</text:p>
      <text:p text:style-name="Standard"/>
      <text:p text:style-name="Standard">Dans le cas où vous demandez la génération d'une facture, le numéro de facture sera incrémenté. Dans le module comptable, le numéro de facture n'est jamais incrémenté automatiquement.</text:p>
      <text:p text:style-name="Standard"/>
      <text:h text:style-name="Heading_20_2" text:outline-level="2">Menu Fournisseur</text:h>
      <text:p text:style-name="Standard"/>
      <text:p text:style-name="Standard">Comme menu client.</text:p>
      <text:p text:style-name="Standard"/>
      <text:h text:style-name="Heading_20_2" text:outline-level="2">Menu Dépense</text:h>
      <text:p text:style-name="Standard"/>
      <text:p text:style-name="Standard">Exactement comme dans le module comptable, <text:s/>vous pouvez charger une pièce justificative.</text:p>
      <text:p text:style-name="Standard"/>
      <text:h text:style-name="Heading_20_2" text:outline-level="2">Contact</text:h>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h text:style-name="Heading_20_2" text:outline-level="2">Administration</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p text:style-name="Standard"/>
      <text:h text:style-name="Heading_20_2" text:outline-level="2">Suivi Courrier</text:h>
      <text:p text:style-name="Standard"/>
      <text:p text:style-name="Standard">Comme le dit le titre, garde une trace de toutes les communications reçues ou envoyées. Il permet aussi la génération de certains documents comme les lettres de rappel, les courriers...</text:p>
      <text:p text:style-name="Standard"/>
      <text:p text:style-name="Standard">Vous pouvez faire une recherche soit sur le quickcode de la fiche, cela sera celui du destinataire ou de l'expéditeur, soit sur une partie du titre soit sur la référence. <text:s/></text:p>
      <text:p text:style-name="Standard"/>
      <text:p text:style-name="Standard">Les références sont créées automatiquement, c'est le style du document puis un numéro de séquence.</text:p>
      <text:p text:style-name="Standard"/>
      <text:p text:style-name="Standard">Afin de lier deux actions, il faut rechercher la première, voir le détail puis cliquez sur "Ajout action". Les deux documents seront alors liés.</text:p>
      <text:p text:style-name="Standard"/>
      <text:p text:style-name="Standard">Vous pouvez ici aussi générer un document ou ajouter une pièce justificative en plus de la note interne. Cette note n'est jamais reprise dans le document.</text:p>
      <text:p text:style-name="Standard"/>
      <text:h text:style-name="Heading_20_2" text:outline-level="2"><text:soft-page-break/>Ecriture Directe</text:h>
      <text:p text:style-name="Standard"><text:a xlink:type="simple" xlink:href="#9.4.Ecriture Directe|outline">Voir 9.4.Ecriture Directe</text:a></text:p>
      <text:p text:style-name="Standard"/>
      <text:p text:style-name="Standard"/>
      <text:h text:style-name="Heading_20_1" text:outline-level="1">Le module de comptabilité analytique</text:h>
      <text:p text:style-name="Standard"/>
      <text:h text:style-name="Heading_20_2" text:outline-level="2">Introduction</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oe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p text:style-name="Standard"/>
      <text:h text:style-name="Heading_20_2" text:outline-level="2">Activation de la comptabilité analytique</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ext:soft-page-break/>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h text:style-name="Heading_20_2" text:outline-level="2">Plan analytique</text:h>
      <text:h text:style-name="Heading_20_3" text:outline-level="3">Ajout d'un plan</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3" text:outline-level="3">Ajout de postes</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2" text:outline-level="2">Opérations diverses</text:h>
      <text:p text:style-name="Standard"/>
      <text:p text:style-name="Standard">Ce menu vous permet d'encoder des opérations entre différents comptes analytiques.</text:p>
      <text:p text:style-name="Standard"/>
      <text:h text:style-name="Heading_20_2" text:outline-level="2">Impression</text:h>
      <text:h text:style-name="Heading_20_3" text:outline-level="3">Listing</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3" text:outline-level="3">Balance simple</text:h>
      <text:p text:style-name="Standard">Entre deux dates et/ou entre deux postes, vous pouvez obtenir les montants des débits, crédits et soldes de tous les postes d'un plan analytique. Vous pouvez les exporter en PDF ou CSV. </text:p>
      <text:h text:style-name="Heading_20_3" text:outline-level="3">Balance croisée</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p text:style-name="Standard"/>
      <text:h text:style-name="Heading_20_2" text:outline-level="2">Liaison avec la comptabilité générale</text:h>
      <text:h text:style-name="Heading_20_3" text:outline-level="3" text:is-list-header="true">Introduction</text:h>
      <text:p text:style-name="Standard">Petit rappel, la comptabilité analytique ne fonctionne qu'avec les comptes de résultats, c'est à dire les comptes de charges «6» et les comptes de produits «7».</text:p>
      <text:h text:style-name="Heading_20_3" text:outline-level="3"><text:soft-page-break/>Journal de ventes et d'achats</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p text:style-name="Standard"/>
      <text:h text:style-name="Heading_20_1" text:outline-level="1">Le module Paramètre</text:h>
      <text:p text:style-name="Standard"/>
      <text:h text:style-name="Heading_20_2" text:outline-level="2">Société</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3" text:outline-level="3">Comptabilité analytique : valeur possible</text:h>
      <text:p text:style-name="Text_20_body">Les valeurs possibles sont </text:p>
      <text:list text:style-name="L4">
        <text:list-item>
          <text:list>
            <text:list-item>
              <text:p text:style-name="P24">Aucune, par défaut</text:p>
            </text:list-item>
            <text:list-item>
              <text:p text:style-name="P24">Optionnel, c'est à dire qu'il n'est pas obligatoire de donner les informations pour la comptabilité analytiques</text:p>
            </text:list-item>
            <text:list-item>
              <text:p text:style-name="P24">Obligatoire : il est obligatoire d'indiquer le plan analytique et le compte utilisé</text:p>
            </text:list-item>
          </text:list>
        </text:list-item>
      </text:list>
      <text:h text:style-name="Heading_20_3" text:outline-level="3">Mode Strict</text:h>
      <text:p text:style-name="Text_20_body">Les valeurs possibles sont :</text:p>
      <text:list text:style-name="L5">
        <text:list-item>
          <text:p text:style-name="P27">Non, vous pouvez encoder sans suivre l'ordre chronologique et vous pouvez aussi effacer des opérations</text:p>
        </text:list-item>
        <text:list-item>
          <text:p text:style-name="P27">Oui, vous ne pouvez jamais encoder une opération dans un journal à une date antérieure à la dernière opération enregistrée, de plus il ne vous sera pas possible d'effacer une opération.</text:p>
        </text:list-item>
      </text:list>
      <text:h text:style-name="Heading_20_3" text:outline-level="3">Assujetti à la TVA</text:h>
      <text:p text:style-name="Text_20_body">Si vous indiquez non, la TVA ne sera ni affichée ni calculée,</text:p>
      <text:h text:style-name="Heading_20_3" text:outline-level="3">Suggérer le numéro de pièce justificative</text:h>
      <text:p text:style-name="Text_20_body">Si sur oui,alors le programme vous suggère le numéro de la pièce</text:p>
      <text:h text:style-name="Heading_20_2" text:outline-level="2">Divers</text:h>
      <text:h text:style-name="Heading_20_3" text:outline-level="3"><text:bookmark-start text:name="Paramétrage des moyens de paiement"/>Moyens de paiement<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si vous n'indiquez aucune fiche, vous devez donner une catégories de fiche. <text:s/>Lors de l'enregistrement de l'opération, vous aurez un bouton pour chercher la <text:soft-page-break/>fiche correspondante.</text:p>
      <text:p text:style-name="Text_20_body">Pour les notes de frais, vous pouvez soit mettre un compte administrateur si vous êtes seul, soit mettre la catégories « Compte Administrateur/Employé ». <text:s/>En donnant uniquement la catégorie, lors de l'achat vous aurez la possibilité de donner la fiche de celui qui paie.</text:p>
      <text:p text:style-name="Text_20_body"/>
      <text:p text:style-name="Text_20_body">Pour les paiement par caisse, vous donnez simplement la fiche de la caisse. Cette fiche aura été créée idéalement dans la catégorie de fiche « banque ».</text:p>
      <text:h text:style-name="Heading_20_2" text:outline-level="2">TVA</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et le second est la TVA sur les ventes qui doit être payée.</text:p>
      <text:p text:style-name="Standard"/>
      <text:p text:style-name="Standard">Ces postes seront utilisés automatiquement avec les opérations de vente et d'achat.</text:p>
      <text:p text:style-name="Standard"/>
      <text:h text:style-name="Heading_20_2" text:outline-level="2">Poste Comptable</text:h>
      <text:p text:style-name="Standard"/>
      <text:p text:style-name="Standard">Paramétrage de certains postes comptables qui sont utilisés à d'autres endroits du programme, vous pouvez les modifier mais assurez-vous qu'ils existent déjà dans votre Plan Comptable. Ce sont </text:p>
      <text:p text:style-name="Standard"/>
      <text:p text:style-name="Standard"/>
      <text:h text:style-name="Heading_20_2" text:outline-level="2">Fiche</text:h>
      <text:p text:style-name="Standard"/>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7.Fiche|outline">7.Fiche</text:a></text:p>
      <text:p text:style-name="Standard"/>
      <text:p text:style-name="Standard">C'est un paramétrage assez délicat, il faut mieux ne pas le modifier si vous n'êtes pas sûr de ce que vous faites.</text:p>
      <text:p text:style-name="Standard"/>
      <text:p text:style-name="Standard">Pour l'instant, il n'est pas possible d'ajouter des fiches, sauf en ajoutant des données dans les tables fiche_def_ref et attr_min, il faut voir avec la doc. développeurs pour cela.</text:p>
      <text:p text:style-name="Standard"/>
      <text:h text:style-name="Heading_20_2" text:outline-level="2">Sécurité </text:h>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text:p>
      <text:h text:style-name="Heading_20_4" text:outline-level="4">Les journaux</text:h>
      <text:p text:style-name="Text_20_body">Choisissez ici les journaux pour lesquels l'utilisateur aura le droit de lecture, d'écriture ou aucun. Si un utilisateur a un « Aucun accès » pour un journal, il ne pourra jamais en consulter les données, ni par impressions ni par le module recherche.</text:p>
      <text:h text:style-name="Heading_20_4" text:outline-level="4">Les actions</text:h>
      <text:p text:style-name="Standard"/>
      <text:p text:style-name="Text_20_body"><text:soft-page-break/>Fiche</text:p>
      <text:list text:style-name="L6">
        <text:list-item>
          <text:p text:style-name="P28">Création, modification et effacement de fiche</text:p>
        </text:list-item>
        <text:list-item>
          <text:p text:style-name="P28">Création, modification et effacement <text:s/>de catégories de fiches</text:p>
        </text:list-item>
        <text:list-item>
          <text:p text:style-name="P28">Ajout de fiche</text:p>
        </text:list-item>
      </text:list>
      <text:p text:style-name="Text_20_body">Impression</text:p>
      <text:list text:style-name="L7">
        <text:list-item>
          <text:p text:style-name="P29">Journaux (limité aux journaux en lecture)</text:p>
        </text:list-item>
        <text:list-item>
          <text:p text:style-name="P29">Poste ( limité aux journaux en lecture)</text:p>
        </text:list-item>
        <text:list-item>
          <text:p text:style-name="P29">Fiche (limité aux journaux en lecture)</text:p>
        </text:list-item>
        <text:list-item>
          <text:p text:style-name="P29">Rapport (non limité aux journaux en lecture)</text:p>
        </text:list-item>
        <text:list-item>
          <text:p text:style-name="P29">création de rapport</text:p>
        </text:list-item>
      </text:list>
      <text:p text:style-name="Text_20_body">Opérations prédéfinies</text:p>
      <text:list text:style-name="L8">
        <text:list-item>
          <text:p text:style-name="P30">Effacement &amp; création, à ne pas confondre avec « Journaux en écriture avec opérations prédéfinies »</text:p>
        </text:list-item>
      </text:list>
      <text:p text:style-name="Text_20_body">Période</text:p>
      <text:list text:style-name="L9">
        <text:list-item>
          <text:p text:style-name="P31">Ajout</text:p>
        </text:list-item>
        <text:list-item>
          <text:p text:style-name="P31">clôture</text:p>
        </text:list-item>
        <text:list-item>
          <text:p text:style-name="P31">centralisation</text:p>
        </text:list-item>
        <text:list-item>
          <text:p text:style-name="P31">Écriture Ouverture </text:p>
        </text:list-item>
      </text:list>
      <text:p text:style-name="Text_20_body">Stock</text:p>
      <text:list text:style-name="L10">
        <text:list-item>
          <text:p text:style-name="P32">Gestion stock</text:p>
        </text:list-item>
      </text:list>
      <text:p text:style-name="Text_20_body">Gestion courrier</text:p>
      <text:p text:style-name="Text_20_body">Import en banque</text:p>
      <text:p text:style-name="Text_20_body">Comptabilité Analytique</text:p>
      <text:list text:style-name="L11">
        <text:list-item>
          <text:p text:style-name="P33">Ajout de plan analytique</text:p>
        </text:list-item>
        <text:list-item>
          <text:p text:style-name="P33">Ajout de poste analytique</text:p>
        </text:list-item>
        <text:list-item>
          <text:p text:style-name="P33">Ajout de groupe analytique</text:p>
        </text:list-item>
        <text:list-item>
          <text:p text:style-name="P33">Impression</text:p>
        </text:list-item>
      </text:list>
      <text:p text:style-name="Text_20_body">Budget</text:p>
      <text:list text:style-name="L12">
        <text:list-item>
          <text:p text:style-name="P34">Création hypothése</text:p>
        </text:list-item>
        <text:list-item>
          <text:p text:style-name="P34">Création de fiche</text:p>
        </text:list-item>
        <text:list-item>
          <text:p text:style-name="P34">Impression</text:p>
        </text:list-item>
      </text:list>
      <text:p text:style-name="Text_20_body">Paramètres</text:p>
      <text:list text:style-name="L13">
        <text:list-item>
          <text:p text:style-name="P35">Coordonnées société</text:p>
        </text:list-item>
        <text:list-item>
          <text:p text:style-name="P35">Mode Strict</text:p>
        </text:list-item>
      </text:list>
      <text:h text:style-name="Heading_20_2" text:outline-level="2">Document</text:h>
      <text:p text:style-name="Standard"/>
      <text:p text:style-name="Standard">C'est ici que vous pouvez charger vos documents, les formats acceptés sont HTML, RTF, ODF (document provenant de OOo ou de Kword iso26300) ou simplement TXT. C'est documents serviront de modèle pour la génération de documents tels que facture, note de frais, lettre de rappel...</text:p>
      <text:p text:style-name="Standard"/>
      <text:p text:style-name="Standard">Chaque type de document a un numéro de séquence, si vous avez 5 modèles de factures, tous les modèles <text:soft-page-break/>utiliseront la même séquence. Ne modifier ce numéro que si vous êtes sûr de vous. Le numéro 0 signifie qu'il n'y aura pas de changement de la séquence. <text:s/></text:p>
      <text:p text:style-name="Important">Les balises possibles doivent être entourées par &lt;&lt; et &gt;&gt;, si vous souhaitez les utiliser dans une feuille de calcul, vous devez mettre le signe egal (=) devant la balise, ainsi après génération ces champs seront considérés comme numériques et pourront être inclus dans des formules</text:p>
      <text:p text:style-name="Standard">Les balises sont:</text:p>
      <text:p text:style-name="Standard"/>
      <text:list text:style-name="L14">
        <text:list-item>
          <text:p text:style-name="P25">CUST_NAME customer's name</text:p>
        </text:list-item>
        <text:list-item>
          <text:p text:style-name="P25">CUST_ADDR_1 customer's address line 1</text:p>
        </text:list-item>
        <text:list-item>
          <text:p text:style-name="P25">CUST_CP customer's ZIP code</text:p>
        </text:list-item>
        <text:list-item>
          <text:p text:style-name="P25">CUST_CITY customer's city</text:p>
        </text:list-item>
        <text:list-item>
          <text:p text:style-name="P25">CUST_CO customer's country</text:p>
        </text:list-item>
        <text:list-item>
          <text:p text:style-name="P25">CUST_VAT customer's VAT</text:p>
        </text:list-item>
        <text:list-item>
          <text:p text:style-name="P25">CUST_NUM numéro de client </text:p>
        </text:list-item>
        <text:list-item>
          <text:p text:style-name="P25">CUST_BANQUE_NO n° de compte en banque (utilisé surtout dans les notes de frais)</text:p>
        </text:list-item>
        <text:list-item>
          <text:p text:style-name="P25">CUST_BANQUE_NAME nom de la banque (utilisé surtout dans les notes de frais)</text:p>
        </text:list-item>
        <text:list-item>
          <text:p text:style-name="P25">DATE_LIMIT Echéance</text:p>
        </text:list-item>
        <text:list-item>
          <text:p text:style-name="P25">MARCH_NEXT n'imprimera rien, ce tag demande à ce qu'on passe à la marchandise suivante</text:p>
        </text:list-item>
        <text:list-item>
          <text:p text:style-name="P25">BON_COMMANDE numéro du bon de commande </text:p>
        </text:list-item>
        <text:list-item>
          <text:p text:style-name="P25">VEN_ART_NAME Nom de l'article</text:p>
        </text:list-item>
        <text:list-item>
          <text:p text:style-name="P25">VEN_ART_PRICE Prix de l'article</text:p>
        </text:list-item>
        <text:list-item>
          <text:p text:style-name="P25">VEN_ART_QUANT Quantité</text:p>
        </text:list-item>
        <text:list-item>
          <text:p text:style-name="P25">VEN_ART_TVA_CODE Le code TVA</text:p>
        </text:list-item>
        <text:list-item>
          <text:p text:style-name="P25">VEN_ART_TVA_AMOUNT Le montant TVA de l'article</text:p>
        </text:list-item>
        <text:list-item>
          <text:p text:style-name="P25">VEN_ART_STOCK_CODE Le code de stock de l'article</text:p>
        </text:list-item>
        <text:list-item>
          <text:p text:style-name="P25">VEN_HTVA le total hors TVA de l'article</text:p>
        </text:list-item>
        <text:list-item>
          <text:p text:style-name="P25">VEN_TVAC le total TVAC de l'article</text:p>
        </text:list-item>
        <text:list-item>
          <text:p text:style-name="P25">VEN_TVA le total de la TVA de l'article</text:p>
        </text:list-item>
        <text:list-item>
          <text:p text:style-name="P25">TOTAL_VEN_HTVA le total HTVA</text:p>
        </text:list-item>
        <text:list-item>
          <text:p text:style-name="P25">TOTAL_VEN_TVAC le total TVAC</text:p>
        </text:list-item>
        <text:list-item>
          <text:p text:style-name="P25">TOTAL_TVA le total TVA</text:p>
        </text:list-item>
        <text:list-item>
          <text:p text:style-name="P25">TVA_LABEL Montre le % de TVA</text:p>
        </text:list-item>
        <text:list-item>
          <text:p text:style-name="P25">TVA_AMOUNT TVA de l'article</text:p>
        </text:list-item>
        <text:list-item>
          <text:p text:style-name="P25">REFERENCE Référence</text:p>
        </text:list-item>
        <text:list-item>
          <text:p text:style-name="P25">SOLDE Solde du compte (pour les lettres de rappel)</text:p>
        </text:list-item>
        <text:list-item>
          <text:p text:style-name="P25">DATE Date encodée</text:p>
        </text:list-item>
        <text:list-item>
          <text:p text:style-name="P25">NUMBER numéro de séquence du document</text:p>
        </text:list-item>
        <text:list-item>
          <text:p text:style-name="P25">MY_NAME vos coordonnées</text:p>
        </text:list-item>
        <text:list-item>
          <text:p text:style-name="P25">MY_CP code postal</text:p>
        </text:list-item>
        <text:list-item>
          <text:p text:style-name="P25">MY_COMMUNE commune</text:p>
        </text:list-item>
        <text:list-item>
          <text:p text:style-name="P25">MY_TVA numéro de TVA</text:p>
        </text:list-item>
        <text:list-item>
          <text:p text:style-name="P25">MY_STREET : Rue qu'on a indiqué dans paramètres-&gt;société</text:p>
        </text:list-item>
        <text:list-item>
          <text:p text:style-name="P25">MY_NUMBER :numéro qu'on a indiqué dans paramètres-&gt;société</text:p>
        </text:list-item>
        <text:list-item>
          <text:p text:style-name="P25">MY_TEL : téléphone qu'on a indiqué dans paramètres-&gt;société</text:p>
        </text:list-item>
        <text:list-item>
          <text:p text:style-name="P25">MY_FAX: fax <text:s/>qu'on a indiqué dans paramètres-&gt;société</text:p>
        </text:list-item>
        <text:list-item>
          <text:p text:style-name="P25">MY_PAYS Pays qu'on a indiqué dans paramètres-&gt;société</text:p>
        </text:list-item>
        <text:list-item>
          <text:p text:style-name="P25">OTHER_INFO  information libre que l'on peut introduire dans l'écran de confirmation des journaux de vente</text:p>
        </text:list-item>
        <text:list-item>
          <text:p text:style-name="P25">USER le nom et le prénom de l'utilisateur ayant généré le document </text:p>
        </text:list-item>
        <text:list-item>
          <text:p text:style-name="P25">COMMENT la description donnée dans la facture ou la note de crédit.</text:p>
          <text:p text:style-name="P25"/>
        </text:list-item>
      </text:list>
      <text:p text:style-name="Standard">Il y a des exemples dans doc/contrib/document-test.</text:p>
      <text:h text:style-name="Heading_20_2" text:outline-level="2"><text:bookmark-start text:name="journaux"/>Journaux<text:bookmark-end text:name="journaux"/></text:h>
      <text:p text:style-name="Standard">La première chose à faire quand on crée un journal est de le paramétrer correctement.</text:p>
      <text:p text:style-name="Standard"/>
      <text:p text:style-name="Standard"><text:soft-page-break/>L'écran est divisé en deux parties, celle du dessus est surtout utilisée par les journaux "Opérations Diverses", celle du dessous pour les autres journaux.</text:p>
      <text:p text:style-name="Standard"/>
      <text:p text:style-name="Standard">Le nombre de lignes maximum, donne le nombre de lignes par défaut qu'on verra dans l'écran d'encodage quand on ajoutera une dépense, un achat, une opération diverse ou une opération bancaire.</text:p>
      <text:p text:style-name="Standard"/>
      <text:p text:style-name="Standard">Il vaut mieux ne pas créer plus de 4 journaux par type, c'est-à-dire 16 au total.</text:p>
      <text:p text:style-name="Standard">Il y a à cela deux raisons : la première est que cela devient ingérable, la seconde est que l'affichage en mode utilisateur serait peu lisible. Quatre journaux en tout sont largement suffisants pour les besoins d'une entreprise.</text:p>
      <text:p text:style-name="Standard"/>
      <text:p text:style-name="Standard">C'est ici, que peuvent se configurer la numérotation, automatique ou non (voir <text:a xlink:type="simple" xlink:href="#13.1.4.Suggérer le numéro de pièce justificative|outline">#13.1.4.Suggérer le numéro de pièce justificative</text:a> ), des pièces justificatives</text:p>
      <text:p text:style-name="Standard"/>
      <text:h text:style-name="Heading_20_1" text:outline-level="1">Introduction au budget</text:h>
      <text:h text:style-name="Heading_20_2" text:outline-level="2">Budget et programmation</text:h>
      <text:p text:style-name="Text_20_body"><text:line-break/>Pour planifier et programmer un projet, il est necessaire de faire la liste des activités ;<text:line-break/> - de prévoir la durée et l'enchainement des ces activités ;</text:p>
      <text:p text:style-name="Text_20_body"> - de prévoir en quantité ou volume les moyens nécessaires pour la réalisation ;</text:p>
      <text:list text:style-name="L15">
        <text:list-item>
          <text:p text:style-name="P36">de prévoir les recettes et productions obtenues grâce aux activités du projet.</text:p>
          <text:p text:style-name="P36"><text:line-break/>Le budget est l'aspect financier du programme. C'est le programme traduitdans une monnaie. Ce sont les moyens nécessaires et les productions traduits en monnaie<text:line-break/></text:p>
        </text:list-item>
      </text:list>
      <text:h text:style-name="Heading_20_2" text:outline-level="2">Qu'est ce qu'un budget ?</text:h>
      <text:p text:style-name="Text_20_body"/>
      <text:p text:style-name="Text_20_body">C'est un tableau à deux colonnes</text:p>
      <text:list text:style-name="L16">
        <text:list-item>
          <text:p text:style-name="P37">la colonne de gauche représente les charges</text:p>
        </text:list-item>
        <text:list-item>
          <text:p text:style-name="P37"><text:s/>la colonne de droite représente les produits</text:p>
          <text:p text:style-name="P37">Quand le total des dépenses ou charges est supérieur au total des recettes ou produits, le budget est déficitaire. Lorsque c'est le contraire, le budget est excédentaire <text:s/>Très important : un budget n'est pas seulement la liste des dépenses à faire </text:p>
        </text:list-item>
      </text:list>
      <text:h text:style-name="Heading_20_2" text:outline-level="2">Durée du budget</text:h>
      <text:p text:style-name="Text_20_body"/>
      <text:p text:style-name="Text_20_body">En général, tout budget est annuel. Comme la planification, le budget d'un projet peut être à court terme :  c'est le <text:s/>cas du budget d'un projet de mariage. Il peut être aussi à moyen ou à long terme, par exemple, le budget pour un hangar ou un hospital ou une grande surface. Mais dans ce cas, il est difficile d'avoir des prévisions exactes. C'est pourquoi d'une façon générale, le budget est annuel. </text:p>
      <text:p text:style-name="Text_20_body"><text:line-break/>(1) Cours de gestion de petits projets - série Techniques comptables et gestion financière - n°6 Dudget et trésorerie -Edition INADES-FORMATION </text:p>
      <text:h text:style-name="Heading_20_2" text:outline-level="2"><text:soft-page-break/>Le module Budget</text:h>
      <text:p text:style-name="Text_20_body">Le module budget reprend quatres onglets</text:p>
      <text:h text:style-name="Heading_20_3" text:outline-level="3">Hypothèse</text:h>
      <text:p text:style-name="Text_20_body"><text:line-break/>L'hypothèse est le projet dont on va programmer le budget </text:p>
      <text:p text:style-name="Text_20_body"><text:line-break/>Vous pouvez mettre autant de projet que vous désirez Cliquez sur le bouton "ajout" et vous devez encoder quelques informations</text:p>
      <text:list text:style-name="L17">
        <text:list-item>
          <text:p text:style-name="P38">Nom : nom du projet à budgéter</text:p>
        </text:list-item>
        <text:list-item>
          <text:p text:style-name="P38">Description : bref résumé du projet</text:p>
        </text:list-item>
        <text:list-item>
          <text:p text:style-name="P38">Solde : de tous les comptes banquaires et de caisse. le montant servira pour les estimations budgetaire et le suivi des liquidités (banques et caisse)</text:p>
        </text:list-item>
        <text:list-item>
          <text:p text:style-name="P38">Plan analytique : le budget peut être réalisé pour un plan analytique et seulement un plan analytique <text:line-break/>Rien ne vous empêche de créer un autre budget pour un autre plan analytique.</text:p>
        </text:list-item>
      </text:list>
      <text:p text:style-name="Text_20_body"/>
      <text:h text:style-name="Heading_20_3" text:outline-level="3">Fiche</text:h>
      <text:p text:style-name="Text_20_body"/>
      <text:p text:style-name="Text_20_body">Un fiche sera utilisé pour créer le budget. On ajoute autant de fiches que l'on aura de besoin de moyens en charge ou produit pour le budget. On pourra avoir des fiches pour le prix de la feuille de photocopies, du<text:line-break/>kilomètre roulé, du prix de la prestation vendu à l'heure, de l'ordinateur portable, des bic, des livres de formations, des classeurs,..</text:p>
      <text:p text:style-name="Text_20_body"><text:line-break/>Toutes ses fiches permettront, en y donnant une quantitée dans le budget, de chiffres le coût des charges et des produits du projet.</text:p>
      <text:p text:style-name="Text_20_body"><text:line-break/>vous devez choisir le nom du budget sur lequel vous souhaitez créer des fiches d'hypothèse de travail et ensuite vous validez.</text:p>
      <text:p text:style-name="Text_20_body"><text:line-break/>La liste des fiches apparaitra et pour en ajouter vous avez le bouton "ajout". Cliquez dessus et remplissez les champs demandés</text:p>
      <text:list text:style-name="L18">
        <text:list-item>
          <text:p text:style-name="P39">Code : servira pour vous souvenir des moyens à mettre dans le budget</text:p>
        </text:list-item>
        <text:list-item>
          <text:p text:style-name="P39">Description : pour plus de détails </text:p>
        </text:list-item>
        <text:list-item>
          <text:p text:style-name="P39">Prix/Unit : est le prix unitaire de ce moyen dans la monnaie du budget </text:p>
        </text:list-item>
        <text:list-item>
          <text:p text:style-name="P39">Unit : unité du moyen (journée, feuille de papier, pièce, heure, kilomètre, ....)</text:p>
          <text:p text:style-name="P39"><text:line-break/></text:p>
        </text:list-item>
      </text:list>
      <text:h text:style-name="Heading_20_3" text:outline-level="3">Détail</text:h>
      <text:p text:style-name="Text_20_body"/>
      <text:p text:style-name="Text_20_body">Dans cette partie nous allons pouvoir encodez les quantités afin de chiffrer le budget</text:p>
      <text:p text:style-name="Text_20_body"><text:line-break/>Le principe est créer le budget pour chaque poste analytique en fonction de tous les postes du compte <text:soft-page-break/>d'exploitation.<text:line-break/><text:line-break/>Choisissez le projet hypothèse et validez-le. Ensuite choisissez le poste analytique que vous souhaitez budgeter (si vous avez choisi un plan analytique lors de vos paramètre de hypothèse de<text:line-break/>projet) Validez en cliquant sur le bouton "rechercher" <text:s/>Vous obtiendrez un certain nombre de ligne. Vous devez maintenant encoder votre budget pour ce poste analytique </text:p>
      <text:p text:style-name="Text_20_body"><text:line-break/>A chaque ligne vous avez un bouton "change", cliquez dessus et la ligne d'encodage complète va apparaître</text:p>
      <text:p text:style-name="Text_20_body"><text:line-break/>- Vous choisissez la fiche que vous allez budgeté, ensuite vous choisissez un poste du compte d'exploitation.</text:p>
      <text:list text:style-name="L19">
        <text:list-item>
          <text:p text:style-name="P40">Dans les cases, vous indiquez l'estimation des quantités utilisées pendant l'année qui vient en fonction de la période.</text:p>
        </text:list-item>
        <text:list-item>
          <text:p text:style-name="P40">Vous validez les modifiations et tout redevient grisé. Vous pouveztoujours modifier en recliquant sur le bouton "Change" <text:s/>le total des quantités se trouve à droite du poste du compte d'exploitation <text:line-break/>Vous passez à la ligne suivante pour encoder votre nouvelle fiche en fonction d'un poste du compte analytique.<text:line-break/><text:line-break/>Lorsque vous avez fini d'encoder votre budget pour ce poste analytique, prenez un autre poste et recommencer l'opération</text:p>
          <text:p text:style-name="P40"><text:line-break/></text:p>
        </text:list-item>
      </text:list>
      <text:h text:style-name="Heading_20_3" text:outline-level="3">Synthèse</text:h>
      <text:p text:style-name="Text_20_body"/>
      <text:p text:style-name="Text_20_body">Quand les trois premières étapes sont faites (hypothèse de projet, les fiches de travail, l'encodage du détail du budget), vous pouvez visualiser le réultat.</text:p>
      <text:p text:style-name="Text_20_body"><text:line-break/></text:p>
      <text:h text:style-name="Heading_20_4" text:outline-level="4">Détail Poste analytique</text:h>
      <text:p text:style-name="Text_20_body"/>
      <text:p text:style-name="Text_20_body">Choisissez votre hypothèse de projet. Ensuite choisissez une période de référence et la suite de poste analytique que vous voulez. Cliquez sur "Afficher". </text:p>
      <text:p text:style-name="Text_20_body"><text:line-break/>Le résultat est un tableau qui reprend toutes les fiches qui ont été utilisées. Pour chacune d'elle vous avez les quantités budgtées en fonction des poste du comptes d'exploitation utilisé.</text:p>
      <text:p text:style-name="Text_20_body"><text:line-break/></text:p>
      <text:h text:style-name="Heading_20_4" text:outline-level="4">Groupes et totaux</text:h>
      <text:p text:style-name="Text_20_body"/>
      <text:p text:style-name="Text_20_body">Choisissez votre hypothèse projet et la période de travail <text:line-break/>Le résultat sera un tableau à double entrées </text:p>
      <text:list text:style-name="L20">
        <text:list-item>
          <text:p text:style-name="P41">en ligne vous avez les postes du comptes d'exploitation - en colonne,vous avez les regroupement des postes analytiques (à paramétrer dans le module analytique)</text:p>
        </text:list-item>
        <text:list-item>
          <text:p text:style-name="P41">La dernière colonne est le résultat général du compte d'exploitation</text:p>
        </text:list-item>
        <text:list-item>
          <text:p text:style-name="P41">En bas, vous avez le même tableau en résumé, c'est à dire que vous avez les regroupement des postes du <text:soft-page-break/>compte d'exploitation.</text:p>
        </text:list-item>
      </text:list>
      <text:h text:style-name="Heading_20_4" text:outline-level="4">Vue Globale</text:h>
      <text:p text:style-name="Text_20_body">Choisissez votre hypothèse projet,  la période et le groupe de poste analytique.</text:p>
      <text:p text:style-name="Text_20_body"><text:line-break/><text:line-break/>Le résultat est tableau avec en ligne les différents postes du compte d'exploitation et en colonnes les périodes reprises pour l'année en cours. Les périodes sont divisées en deux colonnes une pour les résultats du budget et l'autre pour le total des montants repris dans le compte 'exploitation.</text:p>
      <text:p text:style-name="Text_20_body"><text:line-break/>Ce tableau permet de suivre si vous avez assez de liquidité (caisse, banque vue et épargne) pour faire vivre votre projet tout au long de l'année.</text:p>
      <text:p text:style-name="Text_20_body"/>
      <text:p text:style-name="Text_20_body">Vous pouvez exporter le tableau en CSV</text:p>
      <text:p text:style-name="Text_20_body"/>
      <text:h text:style-name="Heading_20_4" text:outline-level="4">Détails CE</text:h>
      <text:p text:style-name="Text_20_body"/>
      <text:p text:style-name="Text_20_body">Choisissez votre hypothèse projet, la période et un choix de postes du compte d'exploitation.</text:p>
      <text:p text:style-name="Text_20_body">Le résultat est un tableau qui reprend tous les postes du compte d'exploitation. Pour chaqu'un d'eux vous avez le détail des quantités des fiches utilisées par poste de compte d'exploitation.</text:p>
      <text:p text:style-name="Text_20_body">Vous pouvez exporter le tableau en CSV</text:p>
      <text:h text:style-name="Heading_20_1" text:outline-level="1">Trucs et astuces</text:h>
      <text:p text:style-name="Standard"/>
      <text:h text:style-name="Heading_20_2" text:outline-level="2">Ouvrir plusieurs fenêtres</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Heading_20_1" text:outline-level="1">Développeur</text:h>
      <text:p text:style-name="Standard"/>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DocBook (voir la FAQ pour contribuer).</text:p>
      <text:p text:style-name="Standard"/>
      <text:p text:style-name="Standard">Si vous souhaitez envoyez un patch, regarder dans la FAQ "Comment contribuer".</text:p>
      <text:p text:style-name="Standard"/>
      <text:h text:style-name="Heading_20_2" text:outline-level="2">Attributs des Fiches</text:h>
      <text:p text:style-name="Standard">Pour étendre la liste des attributs possibles, insérer simplement une ligne supplémentaire dans la table attr_def <text:soft-page-break/>puis avec le menu fiche ``fiche'' ajoutez cet attribut à la catégorie de fiche voulue. <text:s/></text:p>
      <text:p text:style-name="Standard"/>
      <text:h text:style-name="Heading_20_2" text:outline-level="2">Import des banques</text:h>
      <text:p text:style-name="Standard"/>
      <text:p text:style-name="Standard">Si votre banque ne se trouve pas dans le menu, vous pouvez l'ajouter très simplement.</text:p>
      <text:p text:style-name="Standard"/>
      <text:p text:style-name="Standard">Etape 1 : ajouter une ligne dans format_cvs_doc</text:p>
      <text:p text:style-name="Standard"/>
      <text:p text:style-name="Standard">Utilisez le fichier argenta_be.inc.be et cbc_be.inc.be comme modèle pour voir comment on importe. Il y a aussi des outils dans contrib/cvs-tools pour vous aider, cela ne prend qu'une petite heure pour ajouter un format de banque.</text:p>
      <text:p text:style-name="Standard"/>
      <text:h text:style-name="Heading_20_2" text:outline-level="2">Bilan adapté</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2" text:outline-level="2">Lien</text:h>
      <text:p text:style-name="Standard"/>
      <text:p text:style-name="Standard">Vous trouverez de la documentation sur les API à utiliser dans votre répertoire : <text:s/>phpcompta/doc/html/developper mais surtout sur le site : <text:a xlink:type="simple" xlink:href="http://www.phpcompta.eu/">http://www.phpcompta.eu</text:a> (section docum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Helvetica" svg:font-family="Helvetica"/>
    <style:font-face style:name="StarSymbol" svg:font-family="StarSymbol"/>
    <style:font-face style:name="Tahoma2" svg:font-family="Tahoma"/>
    <style:font-face style:name="Times" svg:font-family="Times"/>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text-align="justify" style:justify-single-word="false"/>
      <style:text-properties fo:font-size="10.5pt"/>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class="text" style:default-outline-level="1">
      <style:text-properties fo:color="#000080"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auto-update="true" style:class="text" style:default-outline-level="3">
      <style:text-properties fo:color="#000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code" style:family="paragraph" style:auto-update="true" style:class="text">
      <style:paragraph-properties fo:margin-left="1.524cm" fo:margin-right="0.305cm" fo:margin-top="0.102cm" fo:margin-bottom="0.203cm" fo:text-indent="0cm" style:auto-text-indent="false" fo:background-color="#ffff99">
        <style:background-image/>
      </style:paragraph-properties>
      <style:text-properties style:font-name="Verdana"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cm" style:type="center"/>
          <style:tab-stop style:position="17.304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cm" fo:margin-right="0cm" fo:text-indent="0cm" style:auto-text-indent="false" style:page-number="auto"/>
      <style:text-properties fo:color="#ff0000" fo:font-size="11pt" fo:font-weight="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3cm" fo:margin-right="3cm" fo:keep-together="always" fo:text-indent="0cm" style:auto-text-indent="false" style:page-number="auto" fo:background-color="#e6e6e6">
        <style:tab-stops/>
        <style:background-image/>
      </style:paragraph-properties>
      <style:text-properties fo:color="#800000" style:font-name="Trebuchet MS" fo:font-size="10pt"/>
    </style:style>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1.61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18cm solid #000000" fo:border-bottom="none" fo:border-left="none" fo:border-right="none" fo:padding="0.049cm" style:shadow="none" fo:background-color="transparent" style:dynamic-spacing="false">
          <style:background-image/>
        </style:header-footer-properties>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106">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pm1">
      <style:footer>
        <text:p text:style-name="Footer">revision <text:modification-date style:data-style-name="N106">20090726-23:17</text:modification-date></text:p>
      </style:footer>
    </style:master-page>
    <style:master-page style:name="Footnote" style:page-layout-name="pm2"/>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Farid</meta:initial-creator>
    <meta:creation-date>2008-02-10T23:07:21</meta:creation-date>
    <dc:date>2009-07-26T23:17:09</dc:date>
    <meta:editing-cycles>244</meta:editing-cycles>
    <meta:editing-duration>PT13H32M27S</meta:editing-duration>
    <meta:user-defined meta:name="Info 1"/>
    <meta:user-defined meta:name="Info 2"/>
    <meta:user-defined meta:name="Info 3"/>
    <meta:user-defined meta:name="Info 4"/>
    <meta:document-statistic meta:table-count="1" meta:image-count="0" meta:object-count="0" meta:page-count="36" meta:paragraph-count="860" meta:word-count="12494" meta:character-count="77155"/>
  </office:meta>
</office:document-meta>
</file>